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V" svg:font-family="'Guttman V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6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18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37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3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39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40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4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4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4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4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4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4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4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48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4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50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9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9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9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9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9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97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99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0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0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0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0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0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0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07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08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1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11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11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11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11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11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11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11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11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11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12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12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12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12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12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12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12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12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12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29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13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13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132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13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13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13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13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13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13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139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140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14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14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143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144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145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14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147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148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149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150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151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152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153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154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155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156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157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158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159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160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161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162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163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164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165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166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167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168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169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170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171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172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173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17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175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176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177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178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17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180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181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182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183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184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185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186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187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89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91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92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94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96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97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9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9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200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202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203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204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205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206" style:family="paragraph" style:parent-style-name="Standard">
      <style:paragraph-properties fo:line-height="0.282cm" fo:text-align="start" style:justify-single-word="false" style:writing-mode="rl-tb"/>
      <style:text-properties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207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208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209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210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211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21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213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24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24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24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250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25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252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5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54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255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5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5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59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26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style:font-size-asian="10.5pt" style:text-scale="150%"/>
    </style:style>
    <style:style style:name="T58" style:family="text">
      <style:text-properties style:text-scale="150%"/>
    </style:style>
    <style:style style:name="T59" style:family="text">
      <style:text-properties fo:letter-spacing="0.106cm"/>
    </style:style>
    <style:style style:name="T60" style:family="text">
      <style:text-properties fo:letter-spacing="normal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style:text-position="0% 100%" fo:font-size="10pt" style:font-size-asian="10pt" style:font-size-complex="10pt"/>
    </style:style>
    <style:style style:name="T63" style:family="text">
      <style:text-properties style:text-position="0% 100%" fo:font-size="10pt" officeooo:rsid="003d98a5" style:font-size-asian="10pt" style:font-size-complex="10pt"/>
    </style:style>
    <style:style style:name="T64" style:family="text">
      <style:text-properties style:text-position="0% 100%" fo:font-size="10pt" officeooo:rsid="003f591c" style:font-size-asian="10pt" style:font-size-complex="10pt"/>
    </style:style>
    <style:style style:name="T65" style:family="text">
      <style:text-properties style:text-position="0% 100%" fo:font-size="10pt" officeooo:rsid="0040b6f4" style:font-size-asian="10pt" style:font-size-complex="10pt"/>
    </style:style>
    <style:style style:name="T66" style:family="text">
      <style:text-properties style:text-position="0% 100%" fo:font-size="10pt" officeooo:rsid="004fb632" style:font-size-asian="10pt" style:font-size-complex="10pt"/>
    </style:style>
    <style:style style:name="T67" style:family="text">
      <style:text-properties style:text-position="0% 100%" fo:font-size="10pt" officeooo:rsid="005479f7" style:font-size-asian="10pt" style:font-size-complex="10pt"/>
    </style:style>
    <style:style style:name="T68" style:family="text">
      <style:text-properties style:text-position="0% 100%" fo:font-size="10pt" officeooo:rsid="005cb323" style:font-size-asian="10pt" style:font-size-complex="10pt"/>
    </style:style>
    <style:style style:name="T69" style:family="text">
      <style:text-properties style:text-position="0% 100%" fo:font-size="10pt" officeooo:rsid="0062df07" style:font-size-asian="10pt" style:font-size-complex="10pt"/>
    </style:style>
    <style:style style:name="T70" style:family="text">
      <style:text-properties style:text-position="0% 100%" fo:font-size="10pt" officeooo:rsid="00698c6e" style:font-size-asian="10pt" style:font-size-complex="10pt"/>
    </style:style>
    <style:style style:name="T71" style:family="text">
      <style:text-properties style:text-position="0% 100%" fo:font-size="10pt" officeooo:rsid="006adf37" style:font-size-asian="10pt" style:font-size-complex="10pt"/>
    </style:style>
    <style:style style:name="T72" style:family="text">
      <style:text-properties style:text-position="0% 100%" fo:font-size="10pt" officeooo:rsid="006f1b2a" style:font-size-asian="10pt" style:font-size-complex="10pt"/>
    </style:style>
    <style:style style:name="T73" style:family="text">
      <style:text-properties style:text-position="0% 100%" fo:font-size="10pt" officeooo:rsid="0077f336" style:font-size-asian="10pt" style:font-size-complex="10pt"/>
    </style:style>
    <style:style style:name="T74" style:family="text">
      <style:text-properties style:text-position="0% 100%" fo:font-size="10pt" officeooo:rsid="007d631a" style:font-size-asian="10pt" style:font-size-complex="10pt"/>
    </style:style>
    <style:style style:name="T75" style:family="text">
      <style:text-properties style:text-position="0% 100%" fo:font-size="10pt" officeooo:rsid="0080742b" style:font-size-asian="10pt" style:font-size-complex="10pt"/>
    </style:style>
    <style:style style:name="T76" style:family="text">
      <style:text-properties style:text-position="0% 100%" fo:font-size="10pt" officeooo:rsid="0084d027" style:font-size-asian="10pt" style:font-size-complex="10pt"/>
    </style:style>
    <style:style style:name="T77" style:family="text">
      <style:text-properties style:text-position="0% 100%" fo:font-size="10pt" officeooo:rsid="0089cc50" style:font-size-asian="10pt" style:font-size-complex="10pt"/>
    </style:style>
    <style:style style:name="T78" style:family="text">
      <style:text-properties style:text-position="0% 100%" fo:font-size="10pt" officeooo:rsid="00a1f9ae" style:font-size-asian="10pt" style:font-size-complex="10pt"/>
    </style:style>
    <style:style style:name="T79" style:family="text">
      <style:text-properties style:text-position="0% 100%" fo:font-size="10pt" officeooo:rsid="00a2d332" style:font-size-asian="10pt" style:font-size-complex="10pt"/>
    </style:style>
    <style:style style:name="T80" style:family="text">
      <style:text-properties style:text-position="0% 100%" fo:font-size="10pt" officeooo:rsid="00a302a2" style:font-size-asian="10pt" style:font-size-complex="10pt"/>
    </style:style>
    <style:style style:name="T81" style:family="text">
      <style:text-properties style:text-position="0% 100%" fo:font-size="10pt" officeooo:rsid="00c80ebc" style:font-size-asian="10pt" style:font-size-complex="10pt"/>
    </style:style>
    <style:style style:name="T82" style:family="text">
      <style:text-properties style:text-position="0% 100%" fo:font-size="10pt" officeooo:rsid="007d631a" style:font-size-asian="10pt" style:font-name-complex="Guttman Vilna" style:font-size-complex="10pt"/>
    </style:style>
    <style:style style:name="T83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84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85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86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87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88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89" style:family="text">
      <style:text-properties style:text-position="0% 100%" style:font-name="Guttman Rashi" fo:font-size="10pt" officeooo:rsid="00b29d3e" style:font-size-asian="10pt" style:font-size-complex="10pt"/>
    </style:style>
    <style:style style:name="T90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91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92" style:family="text">
      <style:text-properties fo:font-size="2pt" style:font-size-asian="2pt" style:font-name-complex="Guttman Rashi" style:font-size-complex="2pt"/>
    </style:style>
    <style:style style:name="T93" style:family="text">
      <style:text-properties fo:font-size="2pt" style:font-size-asian="2pt" style:font-name-complex="Guttman Rashi" style:font-size-complex="24pt"/>
    </style:style>
    <style:style style:name="T94" style:family="text">
      <style:text-properties officeooo:rsid="0037f815"/>
    </style:style>
    <style:style style:name="T95" style:family="text">
      <style:text-properties officeooo:rsid="00386b6e"/>
    </style:style>
    <style:style style:name="T96" style:family="text">
      <style:text-properties officeooo:rsid="003ac8e5"/>
    </style:style>
    <style:style style:name="T97" style:family="text">
      <style:text-properties officeooo:rsid="003bc738"/>
    </style:style>
    <style:style style:name="T98" style:family="text">
      <style:text-properties style:font-name-complex="Guttman Vilna"/>
    </style:style>
    <style:style style:name="T99" style:family="text">
      <style:text-properties officeooo:rsid="004adb08" style:font-name-complex="Guttman Vilna"/>
    </style:style>
    <style:style style:name="T100" style:family="text">
      <style:text-properties officeooo:rsid="004adb08"/>
    </style:style>
    <style:style style:name="T101" style:family="text">
      <style:text-properties style:font-size-complex="4pt"/>
    </style:style>
    <style:style style:name="T102" style:family="text">
      <style:text-properties fo:font-size="4pt" style:font-size-asian="4pt" style:font-size-complex="4pt"/>
    </style:style>
    <style:style style:name="T103" style:family="text">
      <style:text-properties fo:font-size="4pt" officeooo:rsid="004adb08" style:font-size-asian="4pt" style:font-size-complex="4pt"/>
    </style:style>
    <style:style style:name="T104" style:family="text">
      <style:text-properties officeooo:rsid="004b81e9"/>
    </style:style>
    <style:style style:name="T105" style:family="text">
      <style:text-properties officeooo:rsid="004de4ee"/>
    </style:style>
    <style:style style:name="T106" style:family="text">
      <style:text-properties officeooo:rsid="004fb632"/>
    </style:style>
    <style:style style:name="T107" style:family="text">
      <style:text-properties officeooo:rsid="005d9de5"/>
    </style:style>
    <style:style style:name="T108" style:family="text">
      <style:text-properties officeooo:rsid="005ef9d7"/>
    </style:style>
    <style:style style:name="T109" style:family="text">
      <style:text-properties officeooo:rsid="0061334c"/>
    </style:style>
    <style:style style:name="T110" style:family="text">
      <style:text-properties officeooo:rsid="00688cf8"/>
    </style:style>
    <style:style style:name="T111" style:family="text">
      <style:text-properties officeooo:rsid="006f1b2a"/>
    </style:style>
    <style:style style:name="T112" style:family="text">
      <style:text-properties officeooo:rsid="00703421"/>
    </style:style>
    <style:style style:name="T113" style:family="text">
      <style:text-properties officeooo:rsid="00736489"/>
    </style:style>
    <style:style style:name="T114" style:family="text">
      <style:text-properties officeooo:rsid="0077f336"/>
    </style:style>
    <style:style style:name="T115" style:family="text">
      <style:text-properties officeooo:rsid="007b715f"/>
    </style:style>
    <style:style style:name="T116" style:family="text">
      <style:text-properties fo:font-size="7pt" officeooo:rsid="002eeb9d" style:font-size-asian="7pt" style:font-name-complex="Guttman Vilna" style:font-size-complex="7pt"/>
    </style:style>
    <style:style style:name="T117" style:family="text">
      <style:text-properties fo:font-size="7pt" officeooo:rsid="007d631a" style:font-size-asian="7pt" style:font-name-complex="Guttman Rashi" style:font-size-complex="7pt"/>
    </style:style>
    <style:style style:name="T118" style:family="text">
      <style:text-properties officeooo:rsid="002eeb9d"/>
    </style:style>
    <style:style style:name="T119" style:family="text">
      <style:text-properties officeooo:rsid="0080f316"/>
    </style:style>
    <style:style style:name="T120" style:family="text">
      <style:text-properties officeooo:rsid="00836587"/>
    </style:style>
    <style:style style:name="T121" style:family="text">
      <style:text-properties officeooo:rsid="0088e869"/>
    </style:style>
    <style:style style:name="T122" style:family="text">
      <style:text-properties officeooo:rsid="0089bb7f"/>
    </style:style>
    <style:style style:name="T123" style:family="text">
      <style:text-properties fo:font-size="14pt" officeooo:rsid="008e0157" style:font-size-asian="14pt" style:font-name-complex="Guttman Rashi" style:font-size-complex="14pt"/>
    </style:style>
    <style:style style:name="T124" style:family="text">
      <style:text-properties fo:font-size="14pt" officeooo:rsid="008e0157" style:font-size-asian="14pt" style:font-name-complex="Guttman Rashi" style:font-size-complex="10pt"/>
    </style:style>
    <style:style style:name="T125" style:family="text">
      <style:text-properties officeooo:rsid="009fc151"/>
    </style:style>
    <style:style style:name="T126" style:family="text">
      <style:text-properties officeooo:rsid="00a1f9ae"/>
    </style:style>
    <style:style style:name="T127" style:family="text">
      <style:text-properties officeooo:rsid="00a5f5e6"/>
    </style:style>
    <style:style style:name="T128" style:family="text">
      <style:text-properties officeooo:rsid="00a92019"/>
    </style:style>
    <style:style style:name="T129" style:family="text">
      <style:text-properties officeooo:rsid="00a9e811"/>
    </style:style>
    <style:style style:name="T130" style:family="text">
      <style:text-properties style:font-name="Guttman Rashi"/>
    </style:style>
    <style:style style:name="T131" style:family="text">
      <style:text-properties style:font-name="Guttman Rashi" style:font-name-complex="Guttman Rashi"/>
    </style:style>
    <style:style style:name="T132" style:family="text">
      <style:text-properties style:font-name="Guttman Rashi" officeooo:rsid="008e0157" style:font-name-complex="Guttman Rashi"/>
    </style:style>
    <style:style style:name="T133" style:family="text">
      <style:text-properties style:font-name="Guttman Rashi" officeooo:rsid="00aa85cf" style:font-name-complex="Guttman Rashi"/>
    </style:style>
    <style:style style:name="T134" style:family="text">
      <style:text-properties style:font-name="Guttman Rashi" officeooo:rsid="00b29d3e" style:font-name-complex="Guttman Rashi"/>
    </style:style>
    <style:style style:name="T135" style:family="text">
      <style:text-properties style:font-name="Guttman Rashi" style:font-name-complex="Guttman Rashi" style:font-size-complex="5pt"/>
    </style:style>
    <style:style style:name="T136" style:family="text">
      <style:text-properties style:font-name="Guttman Rashi" officeooo:rsid="00b4396d" style:font-name-complex="Guttman Rashi"/>
    </style:style>
    <style:style style:name="T137" style:family="text">
      <style:text-properties style:font-name="Guttman Rashi" officeooo:rsid="00bab43d" style:font-name-complex="Guttman Rashi"/>
    </style:style>
    <style:style style:name="T138" style:family="text">
      <style:text-properties style:font-name="Guttman Rashi" style:font-name-complex="Guttman Vilna"/>
    </style:style>
    <style:style style:name="T139" style:family="text">
      <style:text-properties style:font-name="Guttman Rashi" officeooo:rsid="00b4396d"/>
    </style:style>
    <style:style style:name="T140" style:family="text">
      <style:text-properties style:font-name="Guttman Rashi" officeooo:rsid="00b5d12c"/>
    </style:style>
    <style:style style:name="T141" style:family="text">
      <style:text-properties officeooo:rsid="00ab7a37"/>
    </style:style>
    <style:style style:name="T142" style:family="text">
      <style:text-properties officeooo:rsid="00ae9d7d"/>
    </style:style>
    <style:style style:name="T143" style:family="text">
      <style:text-properties officeooo:rsid="00af43a9"/>
    </style:style>
    <style:style style:name="T144" style:family="text">
      <style:text-properties officeooo:rsid="00b4396d"/>
    </style:style>
    <style:style style:name="T145" style:family="text">
      <style:text-properties officeooo:rsid="00b8c322"/>
    </style:style>
    <style:style style:name="T146" style:family="text">
      <style:text-properties officeooo:rsid="00bdd31e"/>
    </style:style>
    <style:style style:name="T147" style:family="text">
      <style:text-properties officeooo:rsid="00bab43d"/>
    </style:style>
    <style:style style:name="T148" style:family="text">
      <style:text-properties officeooo:rsid="00c0d2bd"/>
    </style:style>
    <style:style style:name="T149" style:family="text">
      <style:text-properties officeooo:rsid="00c3bae1"/>
    </style:style>
    <style:style style:name="T150" style:family="text">
      <style:text-properties officeooo:rsid="00c59ad9"/>
    </style:style>
    <style:style style:name="T151" style:family="text">
      <style:text-properties officeooo:rsid="00c92cff"/>
    </style:style>
    <style:style style:name="T152" style:family="text">
      <style:text-properties fo:font-size="12pt" style:font-size-asian="10.5pt" style:font-name-complex="Guttman Vilna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978367602944" text:id="ct1978367602944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1978367599136" text:id="ct1978367599136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/>
      <text:p text:style-name="P141">ספר</text:p>
      <text:p text:style-name="P140"/>
      <text:p text:style-name="P145">מצהלו<text:span text:style-name="T57">ת</text:span> חתני<text:span text:style-name="T58">ם</text:span>.</text:p>
      <text:p text:style-name="P142">__________________</text:p>
      <text:p text:style-name="P186"/>
      <text:p text:style-name="P146">והוא <text:s/>קונטרס קטן.</text:p>
      <text:p text:style-name="P148"/>
      <text:p text:style-name="P142">מעט הכמות ורב האיכות.</text:p>
      <text:p text:style-name="P149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149"/>
      <text:p text:style-name="P183">בו כל דיני אירוסין ונישואין בשל<text:span text:style-name="T94">י</text:span>מות. ודיני שבע ברכות.</text:p>
      <text:p text:style-name="P183">ופי’ על שבע ברכות. בו תמצא טעם על כל מנהגים</text:p>
      <text:p text:style-name="P183">שנוהגים <text:span text:style-name="T95">קודם</text:span> החופה. ותחת החופה. ואחר החופה.</text:p>
      <text:p text:style-name="P183">בו יבואר מעלת החתן אם נושא אשה לש"ש ועונש המבטל</text:p>
      <text:p text:style-name="P183">מצות פ"ו. ומעלת השושבינין. ודיני תענית חתן וכלה ביום</text:p>
      <text:p text:style-name="P183">חופתם. ובאיזה ימים אינם צריכין להתענות. ודין שאין</text:p>
      <text:p text:style-name="P183">אומרים תחינה בבי"הכנ שהחתן בו. ועד מתי נקראים</text:p>
      <text:p text:style-name="P183">ז’ ימי המשתה. ודין בעילת מצוה וברכתה. ותוכחת מוסר</text:p>
      <text:p text:style-name="P183">להחתן ולכל אנשי הסעודה. ובאיזה ימים אסור לעשות</text:p>
      <text:p text:style-name="P184">נישואין:</text:p>
      <text:p text:style-name="P143">___________</text:p>
      <text:p text:style-name="P150"/>
      <text:p text:style-name="P151">כל <text:s/>אלה נאספו מספרי גדולי אנשי השם וחוברו ע"י הרב כו’</text:p>
      <text:p text:style-name="P151">חכם נבון ושלום כבוד זכרו ושמו נודע דור לדור ע"י חבוריו</text:p>
      <text:p text:style-name="P150">המפורסמים:</text:p>
      <text:p text:style-name="P144">________________________________________</text:p>
      <text:p text:style-name="P187"><text:span text:style-name="T59">יאהאנניסבור</text:span><text:span text:style-name="T60">ג.</text:span></text:p>
      <text:p text:style-name="P147"><text:soft-page-break/></text:p>
      <text:p text:style-name="P152"/>
      <text:p text:style-name="P152">דיני הזכרות נשמות ואב הרחמים כשיש חתן בבה"כ</text:p>
      <text:p text:style-name="P152"/>
      <text:p text:style-name="P132"><text:span text:style-name="T62">חיוב</text:span> <text:span text:style-name="T3">אחד יש לקרותו קודם לאחרים. ומי שנשא בתולה</text:span></text:p>
      <text:p text:style-name="P154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153"><text:span text:style-name="T61">אם</text:span> <text:span text:style-name="T3">יש שני חיובים שוים. יש לילך אחר ידיעתם בתורה.</text:span></text:p>
      <text:p text:style-name="P165"><text:s text:c="3"/>ואם שניהם ת"ח ת"ח בעל הוראה קודם לת"ח מפולפל</text:p>
      <text:p text:style-name="P166">ואינו בעל הוראה:</text:p>
      <text:p text:style-name="P152"/>
      <text:p text:style-name="P157"><text:span text:style-name="T61">המנהג</text:span> <text:span text:style-name="T3">להזכיר נשמות בכל ב’ וה’. מלבד הימים שאין אומרים</text:span></text:p>
      <text:p text:style-name="P157"><text:span text:style-name="T92"><text:s text:c="3"/></text:span><text:span text:style-name="T3"><text:s/>בהם תחנון. כגון ר"ח. חנוכה. פורים גדול</text:span></text:p>
      <text:p text:style-name="P163">ופורים קטן. וכל חדש ניסן ול"ג בעומר. ומתחלת סיון עד</text:p>
      <text:p text:style-name="P163">אחר אסרו חג ויש מוסיפין עד י"ג בסיון. וערב ר"ה. וימים</text:p>
      <text:p text:style-name="P163">שבין יוה"כ לסוכות. ואסרו חג סוכות. ויש מוסיפין <text:span text:style-name="T96">אחר ר"ח</text:span></text:p>
      <text:p text:style-name="P167">חשוון. וט"ו בשב<text:span text:style-name="T97">ט</text:span>. וט"ו באב. ותשעה באב. ויש מוסיפין ג"כ</text:p>
      <text:p text:style-name="P163">פסחא זעירא שהוא י"ד אייר. וכן אם יש מילה או חתן בבה"כ</text:p>
      <text:p text:style-name="P163">הימים הללו אם חל אחד מהם בב וה’ אין מזכירין בהם נשמות:</text:p>
      <text:p text:style-name="P156"/>
      <text:p text:style-name="P157"><text:span text:style-name="T61">בשבת</text:span> <text:span text:style-name="T3">שמזכירין בו נשמות אומרים אח"כ אב הרחמים.</text:span></text:p>
      <text:p text:style-name="P157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163">אומרים אב הרחמים ג"כ רק בימי הספירה דהיינו מן אחר</text:p>
      <text:p text:style-name="P163">הפסח עד חג השבועות שאומרים אב הרחמים בכל השבתות</text:p>
      <text:p text:style-name="P163">שבינתיים אפילו בשבתות שמברכין בהם חודש אייר וחודש סיון</text:p>
      <text:p text:style-name="P163">ואפילו יש מילה או <text:span text:style-name="T98">חתונה</text:span> בשבתות אלו אומרים אב הרחמים.</text:p>
      <text:p text:style-name="P163">ואם ר"ח אייר חל בשבת אין אומרי’ אב הרחמי’ (שערי אפרים):</text:p>
      <text:p text:style-name="P185"/>
      <text:p text:style-name="P164">_________________________________________________________</text:p>
      <text:p text:style-name="P163"/>
      <text:p text:style-name="P163"/>
      <text:p text:style-name="P163"/>
      <text:p text:style-name="P5"><text:soft-page-break/>) 1 (</text:p>
      <text:p text:style-name="P5"/>
      <text:p text:style-name="P5">גודל העונש אם יהודי אינו נושא אשה</text:p>
      <text:p text:style-name="P4"/>
      <text:p text:style-name="P134"><text:span text:style-name="T63">הנה</text:span> <text:span text:style-name="T10">ראשית והתחלת בריאת האדם היתה זכר ונקבה.</text:span></text:p>
      <text:p text:style-name="P158"><text:span text:style-name="T3"><text:s text:c="5"/></text:span><text:span text:style-name="T12">כ</text:span><text:span text:style-name="T3">י מעט זה שהיה אדם לבדו כנודע. ומיד ויאמר ה’</text:span></text:p>
      <text:p text:style-name="P171">לא טוב היות אדם לבדו אעשה לו עזר כנגדו. וזו היא מצוה</text:p>
      <text:p text:style-name="P171">ראשונה שבתורה פריה ורביה וכפולה היא בתורה כנודע.</text:p>
      <text:p text:style-name="P171">וע"כ יעזוב איש את אביו ואת אמו ודבק באשתו והיה</text:p>
      <text:p text:style-name="P39"><text:s/>לבשר אחד:</text:p>
      <text:p text:style-name="P139"><text:span text:style-name="T64">וגודל</text:span> <text:span text:style-name="T11">העונש מי שלא נשא אש</text:span><text:span text:style-name="T17">ה</text:span><text:span text:style-name="T11"> בזמנו ידוע במאמר חז"ל</text:span></text:p>
      <text:p text:style-name="P159"><text:span text:style-name="T11"><text:s text:c="4"/>ע</text:span><text:span text:style-name="T3">ד עשרים שנה הקב"ה מצפה שמא ישא אשה.</text:span></text:p>
      <text:p text:style-name="P40">מעשרים שנה ואילך אמר הקב”ה תיפחנה עצמותיו ")</text:p>
      <text:p text:style-name="P135"><text:span text:style-name="T65">ומצוה</text:span> <text:span text:style-name="T13">מן המובחר ליקח אשה כשהוא בן י"ח שנה כלישנא</text:span></text:p>
      <text:p text:style-name="P172"><text:s text:c="4"/>דמתניתא בן שמונה עשרה לחופה. ואע"ג דכל</text:p>
      <text:p text:style-name="P173">המצוות מחוייב לקיים משנת י"ג מצוה זו חייבוהו חכמים משנת</text:p>
      <text:p text:style-name="P168">י"ח לפי שצריך ללמוד קודם וכמו שאמרו באבות סוף פ"ה בן</text:p>
      <text:p text:style-name="P168">חמש עשרה לתלמוד. וכל מי שאינו עוסק בפ"ו כאלו שופך</text:p>
      <text:p text:style-name="P168">דמים וכאלו ממעט הדמות. וגורם לשכינה שתסתלק מישראל</text:p>
      <text:p text:style-name="P168">כדאי’ במסכת יבמות. ואמרו חז"ל בב"ר פ’ י"ז תני רבי יעקב</text:p>
      <text:p text:style-name="P168">כל מי שאין לו אשה שרוי בלא טובה. בלא עזר (כדגרסינן בפ’</text:p>
      <text:p text:style-name="P160"><text:span text:style-name="T3">הבע"י במה אשה עוזרתו לאדם. מביא חטי</text:span><text:span text:style-name="T14">ם</text:span><text:span text:style-name="T3"> חטים כוסם</text:span></text:p>
      <text:p text:style-name="P160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168">רגליו) בלא שמחה (דשמחת לבב אשה) בלא ברכה (שבשבילה</text:p>
      <text:p text:style-name="P168">הבית מתברך כי איש ואשה שכינה ביניהם. וגם זה לפי</text:p>
      <text:p text:style-name="P169">הטבע שהיא משתדלת בצרכי ביתה) בלא כפרה (וכגרסינן</text:p>
      <text:p text:style-name="P169">בפרק הבא על יבמתו א"ר חגא בר חנינא כיון שנושא אשה</text:p>
      <text:p text:style-name="P169">עונותיו מתפקקים) רבי סימון בשם רבי יודא בן לוי אמר</text:p>
      <text:p text:style-name="P169">אף בלא שלום שנאמר ואתה שלום וביתך שלום. רבי חייא בר</text:p>
      <text:p text:style-name="P169">גמדי אמר אף אינו אדם שלם שנאמר ויברך אותם ויקרא את</text:p>
      <text:p text:style-name="P169">שמם אדם. שניהם כאחד קרויים אדם. רבי יהושע דסכנין</text:p>
      <text:p text:style-name="P169">בשם רבי לוי אמר אף בלא חיים שנאמר (קהלת ט’) ראה</text:p>
      <text:p text:style-name="P169">חיים עם האשה אשר אהבת (דעל ידה מאריך ימים וחיים</text:p>
      <text:p text:style-name="P169"><draw:frame text:anchor-type="paragraph" draw:z-index="1" draw:name="צורה1" draw:style-name="gr1" draw:text-style-name="P260" svg:width="2.109cm" svg:height="0.558cm" svg:x="2.277cm" svg:y="0.229cm"><draw:text-box><text:p text:style-name="P259"><text:span text:style-name="T98">אלף <text:s text:c="3"/></text:span><text:span text:style-name="T152">1</text:span></text:p></draw:text-box></draw:frame>יותר). וכ"ש כשהיא נאה כדאמרינן ג’ דברים מאריכים ימיו</text:p>
      <text:p text:style-name="P42">___________________<text:tab/><text:tab/> <text:s text:c="26"/>של <text:s text:c="13"/></text:p>
      <text:p text:style-name="P170"><text:s/></text:p>
      <text:p text:style-name="P101">"<text:span text:style-name="T100">) (</text:span><text:span text:style-name="T99">תפחנה עצמותיו</text:span><text:span text:style-name="T100">) קידושין דף כ"ט </text:span><text:span text:style-name="T103">•</text:span><text:span text:style-name="T100"> משום דכתיב אצל אשה</text:span></text:p>
      <text:p text:style-name="P104">(בראשי’ ב) זאת הפעם עצם מעצ<text:span text:style-name="T104">מ</text:span>י <text:span text:style-name="T102">•</text:span> והוא אינו רוצה אותה ולהחזיק בעצם</text:p>
      <text:p text:style-name="P104">שלו <text:span text:style-name="T101">•</text:span> ע"כ אמר הקב"ה תפחנה עצמותיו מדה כנגד מדה (דרישה):</text:p>
      <text:p text:style-name="P6"><text:soft-page-break/>) <text:span text:style-name="T105">2</text:span> (</text:p>
      <text:p text:style-name="P90"/>
      <text:p text:style-name="P45">של אדם אשה נאה כו’ יפ"ת). וי"א אף ממעט את הדמות</text:p>
      <text:p text:style-name="P45">(שאינו מוליד בנים שנבראי’ בדמותו וצלמו שנאמ’ בצלמנו כדמותינו:</text:p>
      <text:p text:style-name="P18"/>
      <text:p text:style-name="P17">מעלת החתן אם נושא אשה לש"ש</text:p>
      <text:p text:style-name="P37"/>
      <text:p text:style-name="P133"><text:span text:style-name="T66">אמרו</text:span> <text:span text:style-name="T16">חז"ל כי החתן נקרא ") מלך. והלוא כמו זר נחשב.</text:span></text:p>
      <text:p text:style-name="P161"><text:span text:style-name="T16"><text:s text:c="4"/>כ</text:span><text:span text:style-name="T3">י מה מלכות יערכו לו. גם כי יהיה שורר בביתו.</text:span></text:p>
      <text:p text:style-name="P41"><text:span text:style-name="T106">לא ע"י כן הגיע למלכות:</text:span> </text:p>
      <text:p text:style-name="P136"><text:span text:style-name="T67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174"><text:s text:c="3"/>אשה ומה גם אם הוא לשם שמי’ מוחלין לו על כל עונותיו</text:p>
      <text:p text:style-name="P174">כאשר למדו חז”ל מפסוק ויקח את מחלת וגו’. עוד ידענו</text:p>
      <text:p text:style-name="P174">מרז”ל כי בכל מצוה שאדם עושה בורא מלאך פרקליט. והנה</text:p>
      <text:p text:style-name="P175">אפילו רקנין שבישראל מלאים מצות כרמון. נמצא כי גדוד</text:p>
      <text:p text:style-name="P176">יגודנו לכל איש כמוך. אך לא מלך יקרא כל עוד שלעומתם</text:p>
      <text:p text:style-name="P176">יהי’ לו כמה עבירות אשר בכל אחד מהם ברא משחית מחבל</text:p>
      <text:p text:style-name="P176">אשר עונותיו ילכדונו ויסירו ממנו אדר מלכות. כי יהי’ מערכה</text:p>
      <text:p text:style-name="P176">מול מערה. לכן כאשר יקח איש אשה לשם שמים אשר אז</text:p>
      <text:p text:style-name="P176">עונותיו נמחלים. שהוא כי יתן אל לבו יום המיתה כי על כן</text:p>
      <text:p text:style-name="P176">לורח אשה ויהיה קיים במין. וישוב בתשובה. אז מלך</text:p>
      <text:p text:style-name="P176">יקרא באמת. כי באמת כי מערכת משחיתין שלו נדדו הלכו.</text:p>
      <text:p text:style-name="P176">וחיל מלאכיו אשר ברא מזכויותיו עומדים לפניו. הלא זה יעשה</text:p>
      <text:p text:style-name="P176">מלוכה כי רב חילו אל חא לכל דם יקרה זה כי אם לאשר</text:p>
      <text:p text:style-name="P176">זכה לוקח אשה בלי פניה. רק לעשות מצות ה’ ברה (אלשיך</text:p>
      <text:p text:style-name="P155"><text:span text:style-name="T19">תהלים מזמור מ”ה)</text:span><text:span text:style-name="T16">:</text:span></text:p>
      <text:p text:style-name="P137"><text:span text:style-name="T68">ובפד"א</text:span> <text:span text:style-name="T20">פ’ ט"ז אי’ החתן דומה למלך. מה אמלך אינו</text:span></text:p>
      <text:p text:style-name="P177"><text:tab/>יוצא לשוק לשוק לבדו (משום כבוד) כך החתן אינו</text:p>
      <text:p text:style-name="P177">יוצא לשוק לבדו. מה המלך לובש בגדי כבוד כך החתן לובש</text:p>
      <text:p text:style-name="P177">בגדי כבוד וכמ"ש (ישעי’ ס"א) כחתן יכהן פאר וגו’ ולשון</text:p>
      <text:p text:style-name="P177">יכהן הוא כבגדי כהונה שנאמר בהם לכבוד ולתפארת) כל</text:p>
      <text:p text:style-name="P177">שבעת ימי המשתה. מה המלך מקלסין אותו הכל כך החתן</text:p>
      <text:p text:style-name="P177">מקלסין אותו כל שבעת ימי המשתה (כמ"ש קול חתן וקול</text:p>
      <text:p text:style-name="P177">כלה. שנראה פירושו שבתוך קולות של ששון ושמחה שאמר</text:p>
      <text:p text:style-name="P177">תחלה. נשמע שמזכירים בקולם שם חתן וכלה שמשבחין</text:p>
      <text:p text:style-name="P43">___________________<text:tab/><text:tab/> <text:s text:c="24"/><text:span text:style-name="T107">ומקלסין</text:span> <text:s text:c="13"/></text:p>
      <text:p text:style-name="P95"/>
      <text:p text:style-name="P102">"<text:span text:style-name="T100">) פי’ שכל העם מכבדין ומחבבין את מלכם. כך מרעים ושושבינים של</text:span></text:p>
      <text:p text:style-name="P105">החתן מכבדין ומחבבין את החתן בכל מיני כבוד שמחה:</text:p>
      <text:p text:style-name="P7"><text:soft-page-break/>) <text:span text:style-name="T108">3</text:span> (</text:p>
      <text:p text:style-name="P91"/>
      <text:p text:style-name="P46">ומקלסין אותן) מה מה המלך פניו מאירות כאור החמה וכמ"ש</text:p>
      <text:p text:style-name="P46">(משלי ט"ז) באור פני מלך וגו’ וכתיב (תהלים כ"א) הוד והדר</text:p>
      <text:p text:style-name="P46">תשוה עליו. וכתיב (ד"ה א’ כ"ט. ודניאל י"א) הוד מלכות.</text:p>
      <text:p text:style-name="P46">ומ"ש כאור החמה הוא כמ"ש (תהלים פ"ט) וכסאו כשמש</text:p>
      <text:p text:style-name="P46">נגדי) כך החתן פניו מאירות כאור החמה שנאמר (תהלים</text:p>
      <text:p text:style-name="P46">י"ט) והוא כחתן יוצא מחופתו <text:span text:style-name="T109">(והרי זה בא ללמד מחתן על</text:span></text:p>
      <text:p text:style-name="P47">השמש. ונמצא למד על חתן עצמו שדומה לחמה שמחמת</text:p>
      <text:p text:style-name="P48">שמחתו ונחת רוח פניו מאירות):</text:p>
      <text:p text:style-name="P138"><text:span text:style-name="T69">משנתנה</text:span> <text:span text:style-name="T21">תורה נצטוו ישראל שאם ירצה איש להיות</text:span></text:p>
      <text:p text:style-name="P178"><text:tab/> נושא אשה שיקדש אטתה לו תחלה בפני עדים.</text:p>
      <text:p text:style-name="P178">ואח"כ. תהיה לו לאשה. ומצות עשה של תורה שיקח איש</text:p>
      <text:p text:style-name="P178">אשה שתהיה מיוחדת לו לאשה לפרות ולרבות. ותהיה כוונתו</text:p>
      <text:p text:style-name="P179">במה לקיום המין. לא להנאת עצמו. והטלד משלה דברים</text:p>
      <text:p text:style-name="P179">האשה נקנית אליו. בכסף בשטר ובביאה. ואחר שנאסרה</text:p>
      <text:p text:style-name="P179">לכל זולתו. כהקדש. ואם ירצה לגרשה. צריכה גט. <text:s/>שהרי</text:p>
      <text:p text:style-name="P179">היא אשת איש גמורה. ונהגו כל ישראל לקדש בכסף ולא</text:p>
      <text:p text:style-name="P180">באחד משני דרכים אחרים. ואין מקדשים בביאה. והמקדש</text:p>
      <text:p text:style-name="P162"><text:span text:style-name="T3">בביאה מכין אותו מכות מר</text:span><text:span text:style-name="T22">ד</text:span><text:span text:style-name="T3">ות אע"פ שקדושיו גמורים.</text:span></text:p>
      <text:p text:style-name="P179">ןבזמן חכמי התלמוד ע"ה הי’ מקדשין מיד כששדכו. ולא היו</text:p>
      <text:p text:style-name="P179">נושאין עד אחר זמן. והאידנא אין נוהגים ליארס אלא בשעת</text:p>
      <text:p text:style-name="P179">חופה. ומברכין ברכת אירוסין וברכת נישואין יחד זה אחר</text:p>
      <text:p text:style-name="P179">זה. וצריך כוס לכל אחד ואחד כמו שכתב הטור א"ה סי’ ס"ב.</text:p>
      <text:p text:style-name="P181">וכתב בנחלת שבעה הא דברכת נישואין לא סגי בלא כוס.</text:p>
      <text:p text:style-name="P181">הטעם משום שאם אינו שייך לברכת חתנים. ואנו בעינן ז’</text:p>
      <text:p text:style-name="P181">ברכות תחת החופה. לא סגי בשש. דהא אי’ בטור א"ח סימן</text:p>
      <text:p text:style-name="P181">ץע"א בשם הירושלמי כל האוכל מצה בע"פ כאלו בועל ארוסתו</text:p>
      <text:p text:style-name="P181">בבית חמיו. ומפרש הטעם כהגהות מהררא"ט משום דגם</text:p>
      <text:p text:style-name="P181">מצה תריך ז’ ברכות. אבל ברכת אירוסין ס"ל כמה פוסקים</text:p>
      <text:p text:style-name="P181">שאין תריך כוס. אך עכשו שאנו מקדשים תחת החופה וברכת</text:p>
      <text:p text:style-name="P181">נישואין לא סגי בלא כוס. יך ען מברכין גם ברכת אירוסין</text:p>
      <text:p text:style-name="P181">על כוס. אבל באמת אם הוא שעת הדחק שאיו לוקח רק כוס</text:p>
      <text:p text:style-name="P181">אחד צריך להחזיקו לברכת נישואין ולברך ברכת אירוסין בלר</text:p>
      <text:p text:style-name="P181">כוס. אכן בכל בו כתב ובאשרי פ"ק דכתובות דאם אין לו יין</text:p>
      <text:p text:style-name="P182">מצוי <text:s text:c="8"/></text:p>
      <text:p text:style-name="P182"/>
      <text:p text:style-name="P182"/>
      <text:p text:style-name="P8"><text:soft-page-break/>) <text:span text:style-name="T110">4</text:span> (</text:p>
      <text:p text:style-name="P92"/>
      <text:p text:style-name="P49">מצוי לב’ הכוסות יכול לברף ברכת אירוסין ונשואין על כוס</text:p>
      <text:p text:style-name="P49">אחד. שמאחר שאפשר לברך שניהם על כוס אחד למה לא</text:p>
      <text:p text:style-name="P49">יברך גם ברכת אירוסין על כוס. דהא אין צריך לטרוח יותר</text:p>
      <text:p text:style-name="P50">בשביל זה עכ"ל של הנחלת שבעה:</text:p>
      <text:p text:style-name="P115"><text:span text:style-name="T70">החופה</text:span> <text:span text:style-name="T23">הוא שחופפין אותו בטלית או בסודר ומעניסין</text:span></text:p>
      <text:p text:style-name="P52"><text:tab/>אותם תחתיו וזהו נקרא נשואין. ועוד שכל</text:p>
      <text:p text:style-name="P52">המנהגין של חתן וכלה אנו למדין ממתן תורה שלשם היה</text:p>
      <text:p text:style-name="P52">מראה עצמו עחתן נגד כלה שהם ישראל כמו שכתב התשב"ץ</text:p>
      <text:p text:style-name="P52">סי’ תס"ו. ולכך מכניסין אותה תחת החופה כויתיצבו בתחתית</text:p>
      <text:p text:style-name="P19"><text:span text:style-name="T3">ההר. וביש מקומות עושין החופה</text:span><text:span text:style-name="T16"> ")</text:span><text:span text:style-name="T3"> בטלית. והרמז כי יקח</text:span></text:p>
      <text:p text:style-name="P52">איש אשה וסמיך ליה גדילים תעשה לך. ונוהגים לעשות החופה</text:p>
      <text:p text:style-name="P52">תחת השמים לסימן טוב שיהיה זרעם ככוכבי השמים לרוב:</text:p>
      <text:p text:style-name="P116"><text:span text:style-name="T71">כתב</text:span> <text:span text:style-name="T24">בהגהות סמ"ק בהלכות חול המועד יש נזהרים שלא</text:span></text:p>
      <text:p text:style-name="P53"><text:s text:c="3"/>לעשות שני חופות ביום אחד משום דאמרינן שלא</text:p>
      <text:p text:style-name="P20"><text:span text:style-name="T3">לערב שמחה בשמחה. </text:span><text:span text:style-name="T25">בירושלמי מפיק הא בשלא לערב כו’</text:span></text:p>
      <text:p text:style-name="P54">מיעקב אבינו ע"ה דאמר ליה לבן מלא שבוע זאת. מיהו לא</text:p>
      <text:p text:style-name="P21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55">חופת אחד מבניו הכל ביום אחד. אך משתי אחיות פי’ בספר</text:p>
      <text:p text:style-name="P55">חסידים שאין לעשות בשבוע אחד. וכן היו הראשונים נזהרים</text:p>
      <text:p text:style-name="P55">אפילו בנכריים שני חופות ביום אחד היכא שהאחת מגונה</text:p>
      <text:p text:style-name="P55">מחברתה משום איבה מרדכי פ”ק דמועד קטן. וכן אגודה (מט"מ)</text:p>
      <text:p text:style-name="P117"><text:span text:style-name="T72">מצינו</text:span><text:span text:style-name="T24"> </text:span><text:span text:style-name="T27">להקב"ה שהוא אדון כל העולם ויצר את האדם</text:span></text:p>
      <text:p text:style-name="P56">צטחם התקין לו חופתו עם חוה כלתו. ושמח לאדם</text:p>
      <text:p text:style-name="P56">הראשון בחופתו ושלח לו מלאכי השרת שיהיו שושביניו לגמול</text:p>
      <text:p text:style-name="P56">חסד עמו. וכדאי’ סס"ר אמר רבי יודא בר סימון מיכאל</text:p>
      <text:p text:style-name="P56">וגבריאל היו שושביניו של אדם הראשון. והקב"ה ברכם ברכת</text:p>
      <text:p text:style-name="P56">חתנים. וכדאי’ ג"כ בפדר"א פרק י"ב שהיו המלאכים מחופפים</text:p>
      <text:p text:style-name="P56">ומרקדים כנקבות. ואם זה עשה הקב"ה עם בריותיו. מכ"ש</text:p>
      <text:p text:style-name="P44">___________________<text:tab/><text:tab/> <text:s text:c="24"/><text:span text:style-name="T111">שבני</text:span> <text:s text:c="13"/></text:p>
      <text:p text:style-name="P96"/>
      <text:p text:style-name="P103">"<text:span text:style-name="T100">) עיין בא"ח סימן ח’ בבאר היטב ס"ק י"ח בנקטן שנוהגים</text:span></text:p>
      <text:p text:style-name="P106">שמשליכין טלית בעת חתונתם צריך החתן לברך על הטלית ברכת ציצית</text:p>
      <text:p text:style-name="P106">(ע"ח ושכה"ג) ובגינת ורדים חולק ע"ז וכתב דמאחר דהטלית כו’ אין</text:p>
      <text:p text:style-name="P106">צריך לברך • ורבים מסכימים לברך • ולכן לצטת כל הדעות יטול</text:p>
      <text:p text:style-name="P107"><text:s text:c="12"/>טלית שאולה:</text:p>
      <text:p text:style-name="P107"/>
      <text:p text:style-name="P107"/>
      <text:p text:style-name="P107"/>
      <text:p text:style-name="P9"><text:soft-page-break/>) <text:span text:style-name="T112">5</text:span> (</text:p>
      <text:p text:style-name="P93"/>
      <text:p text:style-name="P61">שבני אדם חייבים <text:span text:style-name="T113">לגמול חסד זה עם זה. וילמוד ממדת</text:span></text:p>
      <text:p text:style-name="P58">בוראו. ואם ירגיל במידותיו נמתא שמתדבק בשכינה. ומי</text:p>
      <text:p text:style-name="P51">שהולך אחר מדותיו והולך בדרכיו עליו נאמר אשרי כל ירא ה’</text:p>
      <text:p text:style-name="P51">ההולך בדרכיו יגיע כפיך כי תאכל. ר"ל כי תאכל בסעודת</text:p>
      <text:p text:style-name="P51">חתן ותאכל ביגיעת פשך כלומר שתהיה מפח לפניו. אז</text:p>
      <text:p text:style-name="P51">אשריך שתקבל שכר. וטוב לך פי’ תזכה לתור שנקראת טוב.</text:p>
      <text:p text:style-name="P51">כדאמר ריב"ל בפ"ק דברכות שאם משמחו זוכה לתורה שנתנה</text:p>
      <text:p text:style-name="P51">בה’ קולות. ואמר הכתוב שבשעה שמרקד ומטפח לפניו יש</text:p>
      <text:p text:style-name="P51">לשבח ולומר אשתך כגפן. מה גפן פריו לברכה אף אשתך</text:p>
      <text:p text:style-name="P51">פריה לברכה. בירכתי ביתך שתהא צנועה ולא תהא יצאנית.</text:p>
      <text:p text:style-name="P51">וזהו שבח האשה שנאמ’ כל כבודה בת מלך פנימה. בניך כשתלי זתים.</text:p>
      <text:p text:style-name="P51">והמשילם לזתים מפני שאין לך אילן שאינו מקבל הרכבה חוץ</text:p>
      <text:p text:style-name="P51">מילו זית שאינו מקבל הרכבה כלל. וכן הבנים בני אביהם</text:p>
      <text:p text:style-name="P57">שהרי אמם צנועה בירכתי הבית <text:span text:style-name="T114">לא נזזקקה כי אם לבעלה.</text:span></text:p>
      <text:p text:style-name="P58">ועוד המשילם לזתים לכוונה אחרת. והוא שהזית נושא פריו</text:p>
      <text:p text:style-name="P58">לתשעה חדשים. וכן האשה הזאת בשכר צניעותה אינה מפלת</text:p>
      <text:p text:style-name="P58">אבל תלד בניה לתשעה חדשים. סביב לשלחניך שלא יהיו</text:p>
      <text:p text:style-name="P58">מריכים לבריות אלא סומכין על שולחן אביהם. הנה כי כן</text:p>
      <text:p text:style-name="P58">יבורך גבר ירא ה’ כלומר הנה כי כן יבורך הכלה חםני החתן</text:p>
      <text:p text:style-name="P58">אותו גבר ירא ה’ הנזכר אשרי כל ירא ה’ ההולך בדרכיו.</text:p>
      <text:p text:style-name="P58">יברכך י"י מציון פי’ לכן יזכה שיהא מבורך מהשם יתב’ המשרה</text:p>
      <text:p text:style-name="P58">שכינתו בציון. וראה בטוב ירושלים. וראה בנים לבניך בשכר</text:p>
      <text:p text:style-name="P58">שהוא משמחו שיהי’ לו בנים כשתילי זתים יזכה הוא לראות</text:p>
      <text:p text:style-name="P58">בנים ובני בנים. שלום על ישראל שבזכות שהוא משמח חתן</text:p>
      <text:p text:style-name="P58">וכלה וגורם שלום ביניהם יזכה לשמחה שעתיד הקב"ה</text:p>
      <text:p text:style-name="P58">לשמח את ישראל בזמן הנחמה כשמחץ חץן עם הכלה כמו</text:p>
      <text:p text:style-name="P58">שנאמר וכמשוש חתן על הכלה ישיש עליך אלהיך ואז יהיה</text:p>
      <text:p text:style-name="P58">שלום על ישראל. כי בעבור גמילות חסד הקב"ה נותן צדקה</text:p>
      <text:p text:style-name="P59">ושלום בארץ שנאמר חסד ואמת נפגשו אמת ושלום נשקו:</text:p>
      <text:p text:style-name="P118"><text:span text:style-name="T73">ולכן</text:span> <text:span text:style-name="T28">כשמוליכין החתן להכניסו לחופה אזי ב’ שושבינים</text:span></text:p>
      <text:p text:style-name="P58"><text:s text:c="3"/>מוליכים אותו. אחד מימין ואחד משמאל ויש מקומות</text:p>
      <text:p text:style-name="P58">שנוהגים שכל השייכים בה נושאים נרות הרבה לפניו. וביש</text:p>
      <text:p text:style-name="P58">מקומות זורקין נרות דולקות כמו שכתב התשב"ץ. רמז למתן</text:p>
      <text:p text:style-name="P58">תורה שנאמר ויהי קולות וברקים. וביש מקומות אין המנהג</text:p>
      <text:p text:style-name="P58">בזה רק השני שושבינים כ<text:span text:style-name="T115">ל</text:span> אחד יש לו נר אחד בידו. ונראה</text:p>
      <text:p text:style-name="P60">לי <text:s text:c="8"/></text:p>
      <text:p text:style-name="P10"><text:soft-page-break/>) <text:span text:style-name="T115">6</text:span> (</text:p>
      <text:p text:style-name="P16"/>
      <text:p text:style-name="P62">לי הטעם לשני נרות אלו. כי לאשה יש לה רנ"ב איברים</text:p>
      <text:p text:style-name="P62">ולאיש רמ"ח. ובדיבוק איש ואשה הם ת"ק שני פעמים נר.</text:p>
      <text:p text:style-name="P62">לכן נושאין שתי נרות לפניהם לרמוז לזיווג איש ואשה. ועוד</text:p>
      <text:p text:style-name="P62">טעם ששני פעמים נר בגמטריא פרו ורבו. הוא סימן שיהיו</text:p>
      <text:p text:style-name="P63">פרין ורבין:</text:p>
      <text:p text:style-name="P119"><text:span text:style-name="T74">ומתעטפין</text:span> <text:span text:style-name="T29">החתן בטלית לבנה כדי לקיים בכל עת יהיו</text:span></text:p>
      <text:p text:style-name="P64"><text:tab/> בגדיך לבנים. כן כתב הכל בו סימן ע"ה.</text:p>
      <text:p text:style-name="P64">ומטעם זה מלבישין אותו הקיטול בשעת כניסות חופה. ולי</text:p>
      <text:p text:style-name="P64">נראה הטעם למנהג זה על דרך דאי’ במדרש שלשה מוחלין</text:p>
      <text:p text:style-name="P64">להם עונותיהם מלך נשיא וחתן. ומאחר שנמחל עונותיו לכן</text:p>
      <text:p text:style-name="P64">הוא לבוש קיטיל להראות הסליחה על דרך אם יהי’ חטאיכם</text:p>
      <text:p text:style-name="P66">כשנים כשלג ילבינו (מט"מ):</text:p>
      <text:p text:style-name="P119"><text:span text:style-name="T74">משימין</text:span> <text:span text:style-name="T29">אפר מקלה על ראש החתן כדאי’ בפרק חזקת</text:span></text:p>
      <text:p text:style-name="P64"><text:tab/>הבתים אם אשכחך ירושלים וגו’ אם לא אעלה</text:p>
      <text:p text:style-name="P64">אותך על ראש שמחתי. מאי על ראש שמחתי. אמר רבי</text:p>
      <text:p text:style-name="P64">יצחק זו אפר מקלה שברא חתנים. א"ל רב פפא לאביי היכא</text:p>
      <text:p text:style-name="P64">מנח ליה. אמר ליה במקום תתפילין שנאמר לשום לאבילי ציון</text:p>
      <text:p text:style-name="P64">םאר תחת אפר. פירש"י תחת אפר מכלל שהי’ רגילין ליתן אפר</text:p>
      <text:p text:style-name="P66">במקום פאר דהיינו תפילין כדכתיב פארך חבוש עליך:</text:p>
      <text:p text:style-name="P131"><text:span text:style-name="T82">נכון</text:span><text:span text:style-name="T116"> </text:span><text:span text:style-name="T117">ליזהר לנהוג כהרמב"ם שלא יעשו חופת נדה : אבל</text:span></text:p>
      <text:p text:style-name="P65"><text:s text:c="3"/>לדינא קיימ"ל כהפוסקים דס"ל דחופת נדה הוי חופה.</text:p>
      <text:p text:style-name="P64">וצריך להודיע להחתן שהיא נדה. ועיקר החופה לא הוי מה</text:p>
      <text:p text:style-name="P64">שמכניסין אותו תחת סודר שפורסין על כלונסאות כמו שאנו</text:p>
      <text:p text:style-name="P64">עושים ורואין אותה חופה. כי עיקר החופה מה שמייחדים</text:p>
      <text:p text:style-name="P64">אותם אחר כך בחדר זה נקרא חופה ואפילו אינה ראויה</text:p>
      <text:p text:style-name="P22"><text:span text:style-name="T3">לביאה כגון שהיא נידה. </text:span><text:span text:style-name="T30">או שבני אדם נכנסין ויוצאין</text:span></text:p>
      <text:p text:style-name="P67">שם באותו חדר ולא הוי יחוד הראוי לביאה אעפ"כ הוי חופה</text:p>
      <text:p text:style-name="P67">גמורה וקונה בבתולה קנין גמור למהוי כנשואה בכל דברים</text:p>
      <text:p text:style-name="P67">וצריך ליחד להחתן אותו החדר והוי כהכניסה לביתו. ואם</text:p>
      <text:p text:style-name="P67">כנס את הבתולה בע"ש והכניס אותה לחדר מבעוד יום אף</text:p>
      <text:p text:style-name="P67">שהיא עדיין לא טבלה ובני אדם נכנסין ויוצאין באותו חדר דבלאו</text:p>
      <text:p text:style-name="P67">הכי אסורה להתייחד עמו קודם ביאה ראשונה קונה אותה</text:p>
      <text:p text:style-name="P67">בזה שהביא’ לחדר מיוחד לו. ואח"כ כשטובלת מותר לו לבא עליה</text:p>
      <text:p text:style-name="P67">ביאה ראשונה בשבת. וליכא איזור משום קונה קנין בשבת</text:p>
      <text:p text:style-name="P67">משום שכבר קנה אותה מבע"י. אבל באלמנה אינה קונה</text:p>
      <text:p text:style-name="P68">חופה רק יחחוד הראוי לביאה היינו שתהיה טהור’ ויכנוס אותה</text:p>
      <text:p text:style-name="P23"><text:span text:style-name="T3">אח</text:span><text:span text:style-name="T31">ר <text:s text:c="6"/></text:span></text:p>
      <text:p text:style-name="P11"><text:soft-page-break/>) <text:span text:style-name="T119">7</text:span> (</text:p>
      <text:p text:style-name="P94"/>
      <text:p text:style-name="P69">אחר הקידושין לחדר מיוחד שלא יהי’ שם בני אדם וזה הוי</text:p>
      <text:p text:style-name="P69">יחוד הראוי לביאה וקונה באלמנה ג"כ קנין גמור למהוי</text:p>
      <text:p text:style-name="P69">כנשואה. ואם כנס אותה בע"ש והיתה טהורה והכניס לחדר</text:p>
      <text:p text:style-name="P69">מבע"י ונתייחד עמה ולא הי’ שם בני אדם קנה אותה קנין</text:p>
      <text:p text:style-name="P69">גמור ומותר אח"כ לבא עליה בשבת. אבל אם לא היתה</text:p>
      <text:p text:style-name="P69">טהורה מבע"י או בשלא נתייחד עמה בחדר מיוחד מבע"י אסור</text:p>
      <text:p text:style-name="P69">לבא עליה בשבת. ולכן יש ליזהר מאוד כשעושין חופה בע"ש</text:p>
      <text:p text:style-name="P70">שיעשו את החופה מבע"י גדול (סי’ נ"ה וס"א וס"ד):</text:p>
      <text:p text:style-name="P110"><text:span text:style-name="T75">כשאהב</text:span><text:span text:style-name="T118"> </text:span><text:span text:style-name="T3">משיא לבתו כשהיא קטנה היינו כשהיא פחותה</text:span></text:p>
      <text:p text:style-name="P69">מבת י"ב שנים ויום אחד. היא אינה יכולה</text:p>
      <text:p text:style-name="P69">לקבל בעצמה קידושיה כי אם האב בעצמו תריך לקבל קידושיה.</text:p>
      <text:p text:style-name="P69">על כן צריך לעמוד אצלה כשמקבל קידושין והוי כמו שמקבלה</text:p>
      <text:p text:style-name="P69">היא בעצמה. ואומר הבעל הרי את מקודשת לי. וכששולח</text:p>
      <text:p text:style-name="P69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69">ולקדושין הוי כעומד אצלה בשעת קבלת הקידושין ומהני. אבל</text:p>
      <text:p text:style-name="P70">טוב לעמוד אצלה בשעת קבלת הקידושין (סימן (ש’):</text:p>
      <text:p text:style-name="P110"><text:span text:style-name="T75">כתב</text:span><text:span text:style-name="T118"> </text:span><text:span text:style-name="T33">מהר"ם מינץ צריך החתן לקדש בימין דידיה. וגם</text:span></text:p>
      <text:p text:style-name="P71">בימין הכלה. ובאצבע הסמוך לאגודל ישים הטבעת.</text:p>
      <text:p text:style-name="P71">ולא באגודל. אע"פ שאין מעבירין על המצות. משום אין</text:p>
      <text:p text:style-name="P71">דרך נשים לשאת טבעת על אגודל הוי כמו כלי גבר עכ"ל.</text:p>
      <text:p text:style-name="P71">ובנחלת שבעה כתב עוד טעם משום שכל דבר שצריכין להראות</text:p>
      <text:p text:style-name="P71">באצבע אשר יאמר עליו כי הוא זה מראין הכל באצבע השני.</text:p>
      <text:p text:style-name="P71">וראיה מוכחות שבכל דבר שמצייר יד ממשיכין ומאריכין האצבע</text:p>
      <text:p text:style-name="P71">השני. ושאר אצבעות מכונסין תוך היד. וכן אטבר דספרא</text:p>
      <text:p text:style-name="P71">והם העצים שמראין בהם התשוקות את האותיות. וכן מה</text:p>
      <text:p text:style-name="P71">שביד החזן בעת קריאת התור’ כל האצבעות שוות שהם מכונסים</text:p>
      <text:p text:style-name="P71">תוך היד. זולת זה האצבע הסמוך לאגודל הוא מופשט וארוך</text:p>
      <text:p text:style-name="P71">להראות בו האותיות. וכן כשמראין דבר באצבע מראין בזה</text:p>
      <text:p text:style-name="P71">האצבע. ואין מקדשין בזה האצבע השני שהוא נראה לעין</text:p>
      <text:p text:style-name="P71">יותר משאר אצבעות. וכן ביד ימין שהוא היד היותר עסקניות</text:p>
      <text:p text:style-name="P71">בחלקי המישוש בין בגוף בין חוץ לגוף. וע"כ אם תשא טבעת</text:p>
      <text:p text:style-name="P71">קידושין ביד ימין ובזה האצבע. יראו הכל שהיא נושאת</text:p>
      <text:p text:style-name="P71">טבעת קידושין וידעו שהיא מקודשת ולא יקפצו עליה אינשי</text:p>
      <text:p text:style-name="P71">לקדשה. כי בימיהם היו מקדשים בשעת שידוכים וא"כ לפעמים</text:p>
      <text:p text:style-name="P72">לא <text:s text:c="9"/></text:p>
      <text:p text:style-name="P12"><text:soft-page-break/>) <text:span text:style-name="T120">8 </text:span>(</text:p>
      <text:p text:style-name="P129"/>
      <text:p text:style-name="P73">לא ידוע שהיא מקודשת ויקפצו עליה אינשי כסבורים שהיא</text:p>
      <text:p text:style-name="P73"><text:span text:style-name="T121">פ</text:span>נויה. ולכן היתה נושאת טבעת קידושין בזה האצבע ע"כ.</text:p>
      <text:p text:style-name="P73">ובס’ חוקי דרך כ’ מה שנוהגים לקדש את האש’ באצבע ולא בשאר</text:p>
      <text:p text:style-name="P73">אצבעות. הוא משום כשאתה מתחיל למנות באגודל מן תורת</text:p>
      <text:p text:style-name="P73">ה’ תמימה וגו’ אז יבא בכל פעם השם על אצבע עד הנחמדים</text:p>
      <text:p text:style-name="P74">מזהב. ועוד נאמר אצבע אלהים היא ע"כ:</text:p>
      <text:p text:style-name="P111"><text:span text:style-name="T76">בברכת</text:span><text:span text:style-name="T118"> </text:span><text:span text:style-name="T34">אירוסין הקשה הר"ן היכא מצינו ברכה כגון זו</text:span></text:p>
      <text:p text:style-name="P73"><text:s text:c="4"/>שמברכין על האיסור. והלא אין מברכין שאסר</text:p>
      <text:p text:style-name="P73">לנו אבר מן החי והתיר לנו את השחוט. ועוד למה אין מברכין</text:p>
      <text:p text:style-name="P78">במטבע קצר אשר קדשנו על הקידושין כמו שמברכיןן על כל</text:p>
      <text:p text:style-name="P78">המצות במטבע קצר על המילה על השחיטה. ותירץ דודאי אין</text:p>
      <text:p text:style-name="P78">ברכה זו ברכת מצוה ממש. שאי אפשר לברך כפי מה שראוי</text:p>
      <text:p text:style-name="P78">לברך בברכת המצוה. שאין לברך בשעת קידושין אשר קדשנו</text:p>
      <text:p text:style-name="P78">במצוותיו וצונו על קידושין. משום דאין מברכין על המצוה</text:p>
      <text:p text:style-name="P78">שאין עשיייתה גמר מלאכתה כי הא דאכתי מחסרי מסירה</text:p>
      <text:p text:style-name="P78">לחופה. ובשעת כניסה לחופה אי אפשר לברך על הקידושין</text:p>
      <text:p text:style-name="P78">וחופה כיון שכבר קדש מזמן מרובה. וכשבא לקדש ולכנוס</text:p>
      <text:p text:style-name="P24"><text:span text:style-name="T3">כאחת נמי </text:span><text:span text:style-name="T35">לא ראוי לצקן לו ברכה בפני עצמה כדי שיהא</text:span></text:p>
      <text:p text:style-name="P79">טופס ברכה לכל שוה. וכיון דברכת המצווה ממש אי אפשר.</text:p>
      <text:p text:style-name="P79">לא רצו להוציא מצוה זה בלא ברכה כלל. ותקנו לברך בה</text:p>
      <text:p text:style-name="P79">על קדושתן של ישראל. והיינו שהקב"ה בחר בהם וקדשן</text:p>
      <text:p text:style-name="P79">בעניין זיווג באסור להם ותמותר להם. והיינו שצונו על העריות.</text:p>
      <text:p text:style-name="P79">וכדי שלא יטעה השומע לאמר שבקדושין אלו בלבד הותרו המותרות הוצרכו לומר ואסר לנו את הארוסות. והזכיר היתרן</text:p>
      <text:p text:style-name="P80">היינו על ידי חופה וקדושין עכ"ל:</text:p>
      <text:p text:style-name="P113"><text:span text:style-name="T77">והרא"ש</text:span><text:span text:style-name="T36"> </text:span><text:span text:style-name="T35">תירץ כי ברכה זו אינה ברכה על עשיי’ המצוה.</text:span></text:p>
      <text:p text:style-name="P79"><text:s text:c="3"/>כי פריה ורביה היינו קיום המצוה. ואם לקח</text:p>
      <text:p text:style-name="P79">פלגש וקיום פו"ר בלא קידושין אינו מחויב חקדש אשה. וכן</text:p>
      <text:p text:style-name="P81">הנושא זקנה או איילונות או עקרה. וכן סריס חמה</text:p>
      <text:p text:style-name="P81">שנשא מברכין ברכת חתנים. ואין חיוב במצוה זו מפני שאין</text:p>
      <text:p text:style-name="P81">בה קיום מצות פריה ורביה. הלכך לא נתקנה ברכה במצוה</text:p>
      <text:p text:style-name="P81">ף בנושא אשה לשם פו"ר כיון שאפשר לקיים מצת פ"ו בלא</text:p>
      <text:p text:style-name="P81">קידושין. ולא דמי לשחיטה שאינו מחוידב לשחוט ולאכול ואפילו</text:p>
      <text:p text:style-name="P81">הכי כשהוא שוחט לאכול מברך. התם אי אפשר לו לאכול בלא</text:p>
      <text:p text:style-name="P81">שחייטה. אבל הכא אפשר לו לקיים מצות פו"ר בלא קידושין.</text:p>
      <text:p text:style-name="P81">וגם התם אפקיה קרא בלשון צווי שנאמר וזבחת ואכלת. אבל</text:p>
      <text:p text:style-name="P82">הכא <text:s text:c="7"/></text:p>
      <text:p text:style-name="P13"><text:soft-page-break/>) <text:span text:style-name="T122">9 </text:span>(</text:p>
      <text:p text:style-name="P75">הכא כתיב כי יקח איש אשה. ועד דבקדשים אי אפשר בלא</text:p>
      <text:p text:style-name="P75">שחיטה. הילכך מברכין על השחיטה. וברכה זו נתקנה לתת</text:p>
      <text:p text:style-name="P75">שבח והקב"ה אשר קדשנו במצותיו. וצונו לקדש אשה המותרת</text:p>
      <text:p text:style-name="P75">לנו ולא אחת מן העריות והזכיר בו איסור ארוסות והיתר</text:p>
      <text:p text:style-name="P75">נשואות בחופה ויקדושין. שלא יטעה אדם לומר שהברכה</text:p>
      <text:p text:style-name="P75">נתקנה להתירה לו. לכךך הזכירו חופה לומר דווקא ברכת חופה</text:p>
      <text:p text:style-name="P75">היא המתרת הכלה. ולהכי נמי הקדימו חופה לקדושין לומר</text:p>
      <text:p text:style-name="P75">והתיר לנו הנשואות ע"י חופה שאחר ברכת הקדושין עכ"ל:</text:p>
      <text:p text:style-name="P112"><text:span text:style-name="T77">ובספר</text:span><text:span text:style-name="T36"> </text:span><text:span text:style-name="T37">מרפא לשון כתב וז"ל ולכאורה צריך טעם הלאכל</text:span></text:p>
      <text:p text:style-name="P83"><text:s text:c="4"/>הברכות שתקנו חז"ל הוא על מצות עשה. ומ"ט</text:p>
      <text:p text:style-name="P83">תקנו כאן הברכה אשר קדשנו כו’ על העריות שהמה לא תעשה.</text:p>
      <text:p text:style-name="P84">ויש לומר שאמרו חז"ל כל מקום שאתה מוצא גדר ערוה אתה</text:p>
      <text:p text:style-name="P25"><text:span text:style-name="T38"><text:s/>מוציא</text:span><text:span text:style-name="T3"> קדושה. ולכן תקנו חז"ל הברכה בלשון זה עכ"ל: </text:span></text:p>
      <text:p text:style-name="P114"><text:span text:style-name="T77">שבת</text:span><text:span text:style-name="T36"> </text:span><text:span text:style-name="T1">שקודם החתונה מרבים בשמחה לכבוד החתן. וקורין</text:span><text:change-start text:change-id="ct1978367602944"/></text:p>
      <text:p text:style-name="P1"><text:change-end text:change-id="ct1978367602944"/><text:change text:change-id="ct1978367599136"/><text:span text:style-name="T123"><text:s text:c="2"/></text:span><text:span text:style-name="T124"><text:s/></text:span><text:span text:style-name="T1">לשבת שקודם החופה שב"ן על"ץ. כלומר הבן דהיינו</text:span></text:p>
      <text:p text:style-name="P76">החתן שמח עשה"כ. יעלזו חסידים בכבוד ירננו כעל משכבותם</text:p>
      <text:p text:style-name="P76">ולזה נוהגין החזנים בקצת קהילות לנגן השכיבנו בליל אותה</text:p>
      <text:p text:style-name="P76">שבת עד חתימת ברכת ופרוס. ובאותו שבת החתן הוא חיוב</text:p>
      <text:p text:style-name="P76">לקרותו לס"ת וקודם לכל החיובים. חוץ מבר מצוה שישלו</text:p>
      <text:p text:style-name="P77">עירנות בקהלה:</text:p>
      <text:p text:style-name="P126"><text:span text:style-name="T77">הלילה</text:span><text:span text:style-name="T1"> </text:span><text:span text:style-name="T39">שלפני דלפני יום החופה עושין העשירים סעודה</text:span></text:p>
      <text:p text:style-name="P85">וקורין אותה מאניז"ה מאה"ל:</text:p>
      <text:p text:style-name="P127"><text:span text:style-name="T77">הלילה</text:span><text:span text:style-name="T1"> </text:span><text:span text:style-name="T39">שלפני </text:span><text:span text:style-name="T40">החופה עושין סעודה ונקראת סבלונות.</text:span></text:p>
      <text:p text:style-name="P86"><text:s text:c="4"/>ונוהגין שהחתן והכלה אין אוכלים ואין שותים</text:p>
      <text:p text:style-name="P87">עד אחר ששלחו הסבלונות זה לזו:</text:p>
      <text:p text:style-name="P120"><text:span text:style-name="T77">וכתב</text:span><text:span text:style-name="T1"> </text:span><text:span text:style-name="T41">מהר"מ מינץ סימן ק"ט דחשיב ליה לסעודת סבלונות</text:span></text:p>
      <text:p text:style-name="P88"><text:s text:c="3"/>לסעודת מצוה (היא הסעודה בלילה שלפני הברכה</text:p>
      <text:p text:style-name="P88">שנותנין סבלונות באשכנ"ז) ונ"מ מאן דלא אוכל חוץ לביתו כי</text:p>
      <text:p text:style-name="P88">אם סעודת מצוה יכול לאכול בהאי סעודה עכ"ל. או מי שאינו</text:p>
      <text:p text:style-name="P26"><text:span text:style-name="T3">אוכל בשר בחול או בב’ וה’ כי אם בסעוד</text:span><text:span text:style-name="T42">ת מצוה יכול לאכול</text:span></text:p>
      <text:p text:style-name="P26"><text:span text:style-name="T42">בהאי סעודה.</text:span><text:span text:style-name="T3"> </text:span><text:span text:style-name="T42">ונראה דה"ה בסעודה שנוהגין לעשות באשכנז</text:span></text:p>
      <text:p text:style-name="P88">בליל שלפני המילה שמזמנים המוהל והסנדק ושאר קרובים</text:p>
      <text:p text:style-name="P88">ואוהבים ג"כ יחשב לסעודת מצוה לענין הנ"ל. ומכ"ש הסנדק</text:p>
      <text:p text:style-name="P27"><text:span text:style-name="T3">והמוהל שיום טוב </text:span><text:span text:style-name="T42">שלהם</text:span><text:span text:style-name="T3"> הוא:</text:span></text:p>
      <text:p text:style-name="P127"><text:span text:style-name="T77">נוהגים</text:span><text:span text:style-name="T1"> </text:span><text:span text:style-name="T43">שהחתן והכלה מתענין ביום חופתם. והוא משני</text:span></text:p>
      <text:p text:style-name="P28"><text:span text:style-name="T3"><text:tab/>טעמים. א’ מפני ש</text:span><text:span text:style-name="T44">ה</text:span><text:span text:style-name="T3">וא יום סליחה דידהו ונמחלו</text:span></text:p>
      <text:p text:style-name="P29"><draw:frame text:anchor-type="paragraph" draw:z-index="2" draw:name="צורה1" draw:style-name="gr1" draw:text-style-name="P260" svg:width="2.109cm" svg:height="0.558cm" svg:x="1.923cm" svg:y="0cm"><draw:text-box><text:p text:style-name="P259"><text:span text:style-name="T98">בית <text:s text:c="3"/></text:span><text:span text:style-name="T152">2</text:span></text:p></draw:text-box></draw:frame><text:span text:style-name="T3">עונותיה</text:span><text:span text:style-name="T44">ם <text:s text:c="6"/></text:span></text:p>
      <text:p text:style-name="P14"><text:soft-page-break/>) <text:span text:style-name="T126">10 </text:span>(</text:p>
      <text:p text:style-name="P130"/>
      <text:p text:style-name="P89"><text:span text:style-name="T125">ע</text:span>ונותי<text:span text:style-name="T127">ה</text:span>ם. וז"ל דעת החכמה שער התשובה פ"ג וזה לא יעלה</text:p>
      <text:p text:style-name="P89">על הדעת שיהיה אזי מחילה בלי חרטה ועזיבת חטא על</text:p>
      <text:p text:style-name="P89">העבר. חכן צריך הוא באותו יום לפשפש במעשיו ולהתחרט</text:p>
      <text:p text:style-name="P89">עליהם שלא ישוב עוד לאותן חטאים עכ"ל והימים הראשונים</text:p>
      <text:p text:style-name="P89">יפלו לבל ישוב עוד לכסלה לעשות מעשה נערות. והתעני<text:span text:style-name="T128">ת</text:span></text:p>
      <text:p text:style-name="P89">יפה ג"כ לכוף ולהשתעבד את יצרוץ ולפי טעם זה ראוי להשלים</text:p>
      <text:p text:style-name="P89">התעני. טעם ב’ שלא ישתכרו ולא יהיה דעתם מיושבת</text:p>
      <text:p text:style-name="P89">עליה. ולי פעם זה אין צריכין להשלים. ויש להחמיר</text:p>
      <text:p text:style-name="P89">כשני הטעמים. ואם האב הוא מקבל קדושין בשביל בתו</text:p>
      <text:p text:style-name="P89">הקטנהץ צריך הוא להתענות כדי להחמיר מפני טעם הב’.</text:p>
      <text:p text:style-name="P89">ובימים שאין מתענין כמו שיתבאר אח"ז צריכין ליזהר שלא</text:p>
      <text:p text:style-name="P89"><text:s/>ירבו המאכל ובמשתה מפני טעם השני (סי’ ס"א ע"ש): </text:p>
      <text:p text:style-name="P121"><text:span text:style-name="T78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0"><text:span text:style-name="T49"><text:s text:c="3"/></text:span><text:span text:style-name="T3">שבעה דף נ"ח בימים שאין אומרים תחנון אין</text:span></text:p>
      <text:p text:style-name="P89">לחתנים להתענות. וכ"מ מרמ"א סי’ תקע"ג דאין לחתן</text:p>
      <text:p text:style-name="P89">להתענות רק בר"ח ניסן אבל בשאר ימים שאין אומרים תחנון</text:p>
      <text:p text:style-name="P89">אין להתענות. ומדברי הב"ח סי’ תכ"ט משמע שהוצרך החתן</text:p>
      <text:p text:style-name="P89">להתענות בניסן אחר פסח עכ"ל. ודבריו תמוהים כו’ ומסיק</text:p>
      <text:p text:style-name="P89">שם הא"ר דהרמ"א וב"ח ס"ל שהחתן מתענה בכל חדש ניסן.</text:p>
      <text:p text:style-name="P89">ועיי’ בא"ר סי’ תקע"ג סק"ג דמסיק דדוקא ר"ח חנוכה</text:p>
      <text:p text:style-name="P89">ופורים. אין לחתן להתענות. אבל בשאר ימים שאין אומרים</text:p>
      <text:p text:style-name="P89">תחנון מתענין. אך באסרו חג וחמשה עשר באב ושבט כתב</text:p>
      <text:p text:style-name="P189">המ"א שאין מתענין כיון שמוזכר בש"ס:</text:p>
      <text:p text:style-name="P122"><text:span text:style-name="T79">עוד</text:span><text:span text:style-name="T1"> </text:span><text:span text:style-name="T46">כתב הא"ר בסי’ תקנ"ט ס"ק כ"ה מעשה היה בחופה</text:span></text:p>
      <text:p text:style-name="P31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90">דף מ) ונראה בתענית הנדחה מותר להחתן לשתות כמו בעל</text:p>
      <text:p text:style-name="P190">ברית ואף במדינותינו שהחתן והכלה לעולם מתענין מ"מ הא</text:p>
      <text:p text:style-name="P190">אין משלימין התענית עיין סי’ תקע"ג. ועי"ש שהביא</text:p>
      <text:p text:style-name="P191">דעות לאסור</text:p>
      <text:p text:style-name="P123"><text:span text:style-name="T80">כתב</text:span><text:span text:style-name="T1"> </text:span><text:span text:style-name="T47">בעל צדה לדרך וז"ל במקומות יש שנוהגים לגלות פני</text:span></text:p>
      <text:p text:style-name="P32"><text:span text:style-name="T93"><text:s/></text:span><text:span text:style-name="T92"><text:s/></text:span><text:span text:style-name="T3">הכלה קודם הקידושין. ובטילטולא חזרו לנהוג כן</text:span></text:p>
      <text:p text:style-name="P192">וישר כחם ע"כ (מט"מ):</text:p>
      <text:p text:style-name="P124"><text:span text:style-name="T77">נוהגים</text:span><text:span text:style-name="T1"> </text:span><text:span text:style-name="T48">שהמכובד להיות מצורף עם החתן לכסות את</text:span></text:p>
      <text:p text:style-name="P193"><text:tab/>הכלה (שקורין בעדעקינס. אומר בעת שמכסין</text:p>
      <text:p text:style-name="P33"><text:span text:style-name="T3">אותה. הפסוק (בראית כ"</text:span><text:span text:style-name="T51">ד</text:span><text:span text:style-name="T3">) אחותינו את היי לאלפי רבבה:</text:span></text:p>
      <text:p text:style-name="P194">סדר <text:s text:c="5"/></text:p>
      <text:p text:style-name="P128"><text:soft-page-break/>) <text:span text:style-name="T129">11 </text:span>(</text:p>
      <text:p text:style-name="P15"/>
      <text:p text:style-name="P38">סדר אירוסין ונשואין</text:p>
      <text:p text:style-name="P34"/>
      <text:p text:style-name="P109">כשמביאין החתן תחת החופה יאמר החזן בניגון</text:p>
      <text:p text:style-name="P34"/>
      <text:p text:style-name="P100">מי <text:span text:style-name="T141">א</text:span>דיר על הכל. מי <text:span text:style-name="T141">ב</text:span>רוך על הכל. יברך</text:p>
      <text:p text:style-name="P100">החתן והכלה. יפרו וירבו חתן וכלה. מי גדול על</text:p>
      <text:p text:style-name="P100">הכל. מי דגול על הכל. יברך חתן וכלה. מי</text:p>
      <text:p text:style-name="P100">הדר על הכל. מי ותיק על הכל. יברך חתן וכלה.</text:p>
      <text:p text:style-name="P108">(כן מצאתי בכתיבת יד)</text:p>
      <text:p text:style-name="P34"/>
      <text:p text:style-name="P109">כשמביאין הכל<text:span text:style-name="T141">ה</text:span> תחת החופה יאמר החזן בניגון</text:p>
      <text:p text:style-name="P34"/>
      <text:p text:style-name="P100">מי בן שיחי. שושן חוחי. יברך החתן עם הכלה.</text:p>
      <text:p text:style-name="P108">(כן מצאתי בסידור ישן)</text:p>
      <text:p text:style-name="P34"/>
      <text:p text:style-name="P109">ובכתיבת יד צמאתי בזה הנוסח</text:p>
      <text:p text:style-name="P34"/>
      <text:p text:style-name="P97">מכין שיחים. שושן חוחים. ינווה ניחוחים. יאיר</text:p>
      <text:p text:style-name="P98">לי. אהבת גילי. ומשוש כלה. היא העולה. והיא</text:p>
      <text:p text:style-name="P97">כפורחת. כאור זורחת על ראש שמחת גילי. זה</text:p>
      <text:p text:style-name="P99">דודי וזה רעי. ברוך הבא:</text:p>
      <text:p text:style-name="P34">__________</text:p>
      <text:p text:style-name="P34"/>
      <text:p text:style-name="P35">נוהגים</text:p>
      <text:p text:style-name="P35"/>
      <text:p text:style-name="P125"><text:span text:style-name="T88">שהכלה</text:span><text:span text:style-name="T132"> </text:span><text:span text:style-name="T133">מסבב את החתן ג’ פעמים. על שם הכתוב</text:span></text:p>
      <text:p text:style-name="P207">נקבה תסובב גבר. שהוא שלש תיבות. ומעמידין</text:p>
      <text:p text:style-name="P207">אותה לצד ימינו של חתן על שם הכתוב נצבה שגל לימינך.</text:p>
      <text:p text:style-name="P207">סופי תיבות למפרע כלה (חוקי דרך). גם נגד שאשה נקנית</text:p>
      <text:p text:style-name="P207">לבעלה בשלשה דרכים. בכסף בשטר ובביאה. והוא נתחייב לה</text:p>
      <text:p text:style-name="P207">בשלשה דברים. שאר כסות ועונה. גם נרמז חמ"ש חז"ל</text:p>
      <text:p text:style-name="P207">יבמות דף ס"ב כי יהודי שאין לו אשה שרוי בלא טובה בלא</text:p>
      <text:p text:style-name="P207">תורה בלא חומה בלא שלשום. ועוד טעם לג’ הקפות באופן</text:p>
      <text:p text:style-name="P36"><text:span text:style-name="T131">אחר. כ’ פעמים היא מזדווגת עמו </text:span><text:span text:style-name="T138">א</text:span><text:span text:style-name="T131"> בשעה שנולדו כאמרם</text:span></text:p>
      <text:p text:style-name="P208">ז"ל <text:s text:c="6"/></text:p>
      <text:p text:style-name="P34"/>
      <text:p text:style-name="P198"><text:soft-page-break/>) <text:span text:style-name="T142">12 </text:span>(</text:p>
      <text:p text:style-name="P248"/>
      <text:p text:style-name="P195">ז" ריש מס’ סוטב מ’ יום קודם ליצירה ב"ק יוצאת ומכרזת בת</text:p>
      <text:p text:style-name="P195">פלוני לפלוני ע"ש. ומשנולדו תהלכנה שתי הנפשות ימים ושנים</text:p>
      <text:p text:style-name="P195">מבלי הרגשת מאומה עד אשר פתאום תכיר אחת את רעות’.</text:p>
      <text:p text:style-name="P195">אז מזדווגת שנית. וזהו בשעת נישואין. והוא זיווג שני <text:span text:style-name="T98">ג</text:span></text:p>
      <text:p text:style-name="P195">לאחר שמתו מזדווגת יחד שלישית בעולם שכולו טוב ושם לא</text:p>
      <text:p text:style-name="P195">יפרדו לעולם. ולכן <text:span text:style-name="T143">מ</text:span>סבבת אותו ג"פ לרמוז לוו כי תהיה לו</text:p>
      <text:p text:style-name="P195">למכסה ולמסתור <text:span text:style-name="T143">כ</text:span>חומה סב<text:span text:style-name="T143">י</text:span>ב בכל שלש <text:span text:style-name="T143">פ</text:span>עמי זיווגם (מקורי</text:p>
      <text:p text:style-name="P195">מנהגים). אמרו חז"ל בן י"ח לחופ<text:span text:style-name="T143">ה</text:span> די"ח פעמים כתיב אדם</text:p>
      <text:p text:style-name="P195">מבראשית עד שנזדווגה לו חוה ואמר כי מאיש לוקחה</text:p>
      <text:p text:style-name="P196">זאת (רש"י):</text:p>
      <text:p text:style-name="P249"><text:span text:style-name="T89">והוא</text:span><text:span text:style-name="T132"> </text:span><text:span text:style-name="T134">אשה בבתוליה יקח וגו’. רמז לבן י"ח לחופהכמנין</text:span></text:p>
      <text:p text:style-name="P199"><text:span text:style-name="T131"><text:s text:c="2"/></text:span><text:span text:style-name="T135"><text:s text:c="2"/></text:span><text:span text:style-name="T131">והוא. וזהו והוא כחתן יוצא מחופתו וגו’ (פענח רזא)</text:span></text:p>
      <text:p text:style-name="P209"/>
      <text:p text:style-name="P250">המסדר <text:span text:style-name="T144">קידושין</text:span></text:p>
      <text:p text:style-name="P200"/>
      <text:p text:style-name="P201"><text:span text:style-name="T90">יהיה</text:span><text:span text:style-name="T132"> </text:span><text:span text:style-name="T136">מאן דגמיר וסביר. לא כמו שנוהגין עכששו שמניחים</text:span></text:p>
      <text:p text:style-name="P210"><text:s text:c="3"/>לסדר קידושין מי שאינו יודע בטיב גיטין וקידושין:</text:p>
      <text:p text:style-name="P201"><text:span text:style-name="T90">תחת</text:span><text:span text:style-name="T132"> </text:span><text:span text:style-name="T136">החופה מברכין ברכת אירושין ונשואין והוי עובר</text:span></text:p>
      <text:p text:style-name="P210">לעשייתן וצריך ב’ כוסות. לברכת אירוסין כוס אחד.</text:p>
      <text:p text:style-name="P210">ולברכת נשואין כוס אחד. ומפסיקין בין ברכת אירוסין לברכת</text:p>
      <text:p text:style-name="P210">נשואין ריאת הכתובה בינתיים. ונותנין מן הכוסות של ברכת</text:p>
      <text:p text:style-name="P210">ארוסין ונשואין להחתן והכלה לשתותץ וצריכין לכוין לצאת</text:p>
      <text:p text:style-name="P210">בברכת היין בשעה שמברך המסדר על הכוס. ובברכת אירוסין</text:p>
      <text:p text:style-name="P210">ונשואין שמברכין תחת החופה מברכין ברכת היין קודם לשאר</text:p>
      <text:p text:style-name="P210">ברכות. ואין מברכין ברכת נשואין בפחות מעשרה ודחתן מן</text:p>
      <text:p text:style-name="P211">המנין (סי’ ס"ב)</text:p>
      <text:p text:style-name="P251">_____________</text:p>
      <text:p text:style-name="P202"/>
      <text:p text:style-name="P203">ברכת אירוסין ונשואין</text:p>
      <text:p text:style-name="P204"/>
      <text:p text:style-name="P246">המסדר יאמר</text:p>
      <text:p text:style-name="P211"/>
      <text:p text:style-name="P212">ברוך אתה יי אלהינו מלך העולם בורא פרי הגפן:</text:p>
      <text:p text:style-name="P247"><text:span text:style-name="T130">ברוך אתה יי אלהינו מלך העולם </text:span><text:span text:style-name="T139">אשר קדשנו </text:span><text:span text:style-name="T140">ב</text:span><text:span text:style-name="T139">מצותיו</text:span></text:p>
      <text:p text:style-name="P206"><text:span text:style-name="T130"><text:s text:c="6"/>וצונו<text:tab/></text:span></text:p>
      <text:p text:style-name="P252"><text:soft-page-break/>) <text:span text:style-name="T145">13 </text:span>(</text:p>
      <text:p text:style-name="P197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36">וצונו על העריות. ואסר לנו</text:p>
            <text:p text:style-name="P236">את הארוסות. והתיר לנו את</text:p>
            <text:p text:style-name="P236">הנשואות לנו על ידי חופה</text:p>
            <text:p text:style-name="P236">וקידושין. ברוך אתה יי מקדש</text:p>
            <text:p text:style-name="P236">עמו ישראל על ידי חופה</text:p>
            <text:p text:style-name="P236">וקדושין:</text:p>
            <text:p text:style-name="P237"/>
            <text:p text:style-name="P239">צריך לומר בקידושין והבי"ת</text:p>
            <text:p text:style-name="P239">רפויה. כ"כ בעל העיטור והרי"ף</text:p>
            <text:p text:style-name="P239"><text:s/>והמ"מ (ועדיין אבודרהם): </text:p>
          </table:table-cell>
          <table:table-cell table:style-name="תחילת13.A1" office:value-type="string">
            <text:p text:style-name="P244"><text:s/></text:p>
          </table:table-cell>
          <table:table-cell table:style-name="תחילת13.C1" office:value-type="string">
            <text:p text:style-name="P245"><text:span text:style-name="T91">(על העריות)</text:span><text:span text:style-name="T132"> </text:span><text:span text:style-name="T137">שנאמר</text:span></text:p>
            <text:p text:style-name="P233">והתקדשתם</text:p>
            <text:p text:style-name="P234">והייתם קדושים. קדש</text:p>
            <text:p text:style-name="P234">עצמך במותר לך. ולא</text:p>
            <text:p text:style-name="P234">בעריות. ואמרינן</text:p>
            <text:p text:style-name="P234">בירושלמי א"ר יהודה בן</text:p>
            <text:p text:style-name="P234">פזי למה סמך הכתוב</text:p>
            <text:p text:style-name="P234">פרשת עריות לקדושים</text:p>
            <text:p text:style-name="P234">תהיו. ללמדך שכל מי <text:span text:style-name="T146">ש</text:span>הוא פרוש מ<text:span text:style-name="T146">ן</text:span> העריות נקרא</text:p>
            <text:p text:style-name="P234">קדוש. שכן השונמית</text:p>
            <text:p text:style-name="P234">אמרה לאישה הנה ידעתי</text:p>
          </table:table-cell>
        </table:table-row>
      </table:table>
      <text:p text:style-name="P215"><text:span text:style-name="T146">כי איש אלהים וגו’. </text:span><text:span text:style-name="T83">(</text:span><text:span text:style-name="T84">וצונו על</text:span><text:span text:style-name="T83"> העריות)</text:span> <text:span text:style-name="T146">ר"ל וצונו על הרחקת</text:span></text:p>
      <text:p text:style-name="P216">העריות. או צונו לפרוש מן העריות. ודומה לו ועשיתם</text:p>
      <text:p text:style-name="P216">פסל תמונת כל אשר צוך ה’ אלהיך כלומר צוך שלא לעשות:</text:p>
      <text:p text:style-name="P215"><text:span text:style-name="T83">(</text:span><text:span text:style-name="T84">ואסר לנו את הארוסות)</text:span><text:span text:style-name="T83">)</text:span> <text:span text:style-name="T146">פרש"י מדרבנן הוא <text:s/>שגזרו על יחוד</text:span></text:p>
      <text:p text:style-name="P216">פנויה. ואף ארוסה לא התירו עד שתכנס לחופה ובברכה</text:p>
      <text:p text:style-name="P216">כדאמרינן כלה בלא ברכה אסורה לבעלה כנדה ע"כ. ואע"פ</text:p>
      <text:p text:style-name="P216">שאיסור זה הוא מדרבנן. צריך לברך עליו כמו שמברכין על</text:p>
      <text:p text:style-name="P216">נר חנוכה ומקרא מגילה שהם מדרבנן. והרא"ש ברבי יצחק</text:p>
      <text:p text:style-name="P216">אב ב"ד פי’ ואסר לנו את הארוסות מדכתיב חופה באורייתא</text:p>
      <text:p text:style-name="P216">מדדרשינן כי יהיה נערה בתולה מאורסה ולא נשואה. ואמרינן</text:p>
      <text:p text:style-name="P216">מאי נשואה אילימא נשואה ממש היינו בתולה ולא בעולה.</text:p>
      <text:p text:style-name="P216">אלא נשוה שנכנסה לחופה. ולא נבעלה ש"מ דארוסה אכתי</text:p>
      <text:p text:style-name="P216">מיחסרה מסירה לחופה. וכיון דבעינן מסירה לחופה ש"מ לא</text:p>
      <text:p text:style-name="P216">קניא לה לגמרי. הילכך הויא ליה כארוסת אחר לגביה</text:p>
      <text:p text:style-name="P216">ואסירה ליה כדין אשת איש. <text:span text:style-name="T85">(</text:span><text:span text:style-name="T83">את הנשואות לנו</text:span><text:span text:style-name="T85">)</text:span><text:span text:style-name="T147"> </text:span>פי’ נשואתינו</text:p>
      <text:p text:style-name="P216">הנואות לנו. <text:span text:style-name="T85">(</text:span><text:span text:style-name="T83">ע”י חופה בקידושין</text:span><text:span text:style-name="T85">)</text:span><text:span text:style-name="T147"> </text:span>פי’ ע"י ברכת חופה שהיא</text:p>
      <text:p text:style-name="P216">גומרת את הקידושין. ואע"פ שהחופה היא באחרונה הקדים</text:p>
      <text:p text:style-name="P216">להזכיר’. לפי שבה היא ניתרת ועליה אני סומכין. וחופה הוא</text:p>
      <text:p text:style-name="P216">לשון כסוי. ונקראת כן על שם שחיפה אותה בטלית. ובעל</text:p>
      <text:p text:style-name="P216">העיטור פי’ חופה היא שמוסרת האב ומכניסה לבית בעלה</text:p>
      <text:p text:style-name="P216">בבית שיש בו חדוש. כגון אלו הסדינין שקורין קירטינא</text:p>
      <text:p text:style-name="P216">סבבים הכותלים. ויש שעושים סוכה בורד והדס כםי המנהג</text:p>
      <text:p text:style-name="P216">ומתייחדים שם שניהם. והאומר חופה הוא הסודר שחופין בן ראשיהם בשעת ברכה לאו מילתא היא וכו’ <text:span text:style-name="T85">(</text:span><text:span text:style-name="T83">אבודרהם</text:span><text:span text:style-name="T85">)</text:span><text:span text:style-name="T147"> </text:span>ובספר</text:p>
      <text:p text:style-name="P217">אהבת</text:p>
      <text:p text:style-name="P253"><text:soft-page-break/>) <text:span text:style-name="T148">14 </text:span>(</text:p>
      <text:p text:style-name="P218"/>
      <text:p text:style-name="P218">אהבת יונתן כתב וז"ל והרש"א בחד"א כתב שקאי על מתן</text:p>
      <text:p text:style-name="P218">תורה שהם קדושין לישראל כמ"ש חז"ל בפסוק תורה צוה לנו</text:p>
      <text:p text:style-name="P218">משה מורשה א"ת מורשה אלא מאורסה. והחופה כתה הוא</text:p>
      <text:p text:style-name="P218">ז"ל דהוא השראת במשכן ובספרים אחרים ראיתי</text:p>
      <text:p text:style-name="P218">דבמעמד הר סיני דכתיב ויתיצבו בתחתית ההר מלמד שכפה</text:p>
      <text:p text:style-name="P218">עליהם ההר כגיגית. הוא ממש <text:s/>ענין יחוד החופה. ובזה</text:p>
      <text:p text:style-name="P218">שייך לשון חופה וקידושין שכתבו המפרשים היינו במקום</text:p>
      <text:p text:style-name="P218">שהקידושין נעשים תחת החופה. וכן היה במעמד הר סיני</text:p>
      <text:p text:style-name="P219"><text:s text:c="2"/>שקבלו התורה במעמד תחת הר סיני עכ"ל: <text:s/></text:p>
      <text:p text:style-name="P219"/>
      <text:p text:style-name="P254">ושותה החתן עם הכלה</text:p>
      <text:p text:style-name="P205"/>
      <text:p text:style-name="P229"><text:span text:style-name="T87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230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220">סבורה והוו ליה קדושין בטעות ואינה מקודשת. והד"מ</text:p>
      <text:p text:style-name="P220">ןהרמא" באבן העזר סימן כ"ז כתבו וז"ל ונוהגין לכתחילה</text:p>
      <text:p text:style-name="P220">לקדש בטבעת ויש לו טעם בתיקוני זוהר ע"כ. ור"ל אף שבכל</text:p>
      <text:p text:style-name="P220">הש"ס לא הקפידו רק שיקדש בשוה פרוטה יהיה טבעת או</text:p>
      <text:p text:style-name="P220">מתג או רסן. ובזאת מקודש’ והוות אשת איש לעלמא. מ"מ</text:p>
      <text:p text:style-name="P220">חשש הרמ"א למש"ש בתקוני זוהר תקינא עשיראה דף כ"א ע"T</text:p>
      <text:p text:style-name="P220">ובגין דטבעצ איהי יו"ד כגוונא דא אתקדש כלה וכו’ וכד איהי</text:p>
      <text:p text:style-name="P220">טבעת ברישא דצבעא כו’ בההוא זימנא דמייחדין כו’ ע"ש</text:p>
      <text:p text:style-name="P220">באריכות. הטבעצ שלו. או מאשה אפילו בשלה. שמה שקנתה אשה</text:p>
      <text:p text:style-name="P220">קנה בעלה. ואין מועיל מה שנותנת במתנהץ ואך אחרים</text:p>
      <text:p text:style-name="P220">העומדים שם צריכין להזכיר אם אין המסדר מדקדק על זה:</text:p>
      <text:p text:style-name="P229"><text:span text:style-name="T87">צריך</text:span><text:span text:style-name="T1"> </text:span><text:span text:style-name="T52">לצוות את החתן שיאמר בעצמו תיבת לי. שאם</text:span></text:p>
      <text:p text:style-name="P230"><text:span text:style-name="T3"><text:s/></text:span><text:span text:style-name="T6"><text:s text:c="4"/></text:span><text:span text:style-name="T3">יאמר המסדר תיבת לי קודם החתן יש לחוש לספק</text:span></text:p>
      <text:p text:style-name="P230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228"/>
      <text:p text:style-name="P255">וכשבא החתן לקדש את הכלה יאמר</text:p>
      <text:p text:style-name="P232"/>
      <text:p text:style-name="P242">הנני באתי לקיים מצות קידושין כאשר צותה התורה. לשם</text:p>
      <text:p text:style-name="P243">יחוד קוב"ה ע"י ההוא טמיר ונעלם</text:p>
      <text:p text:style-name="P243"/>
      <text:p text:style-name="P231"><text:span text:style-name="T54">ומייחדים שתי עדות שיראו הקי</text:span><text:span text:style-name="T55">ד</text:span><text:span text:style-name="T54">ושין</text:span></text:p>
      <text:p text:style-name="P221">ואח"כ מקדש להכלה בטבעת ואומר</text:p>
      <text:p text:style-name="P222">הרי<text:tab/> <text:s text:c="3"/></text:p>
      <text:p text:style-name="P253"><text:soft-page-break/>) <text:span text:style-name="T149">15 </text:span>(</text:p>
      <text:p text:style-name="P223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38">הרי את מקדשת לי</text:p>
            <text:p text:style-name="P238">בטבעת זו כדת משה</text:p>
            <text:p text:style-name="P236"><text:span text:style-name="T149">וישראל</text:span>:</text:p>
            <text:p text:style-name="P237"/>
            <text:p text:style-name="P239">צריך <text:span text:style-name="T149">החתן לקדש בימין דידיה.</text:span></text:p>
            <text:p text:style-name="P240">וגם בימין הכלה. ובאצבע הסמוך</text:p>
            <text:p text:style-name="P241">לאגודל ישים הטבעת</text:p>
          </table:table-cell>
          <table:table-cell table:style-name="טבלה1.A1" office:value-type="string">
            <text:p text:style-name="P244"/>
          </table:table-cell>
          <table:table-cell table:style-name="טבלה1.C1" office:value-type="string">
            <text:p text:style-name="P235"><text:s/>פי’ הרי את מזומנת</text:p>
            <text:p text:style-name="P235">ומוכנת לי לולא לאחרים</text:p>
            <text:p text:style-name="P235">ע"י טבעת זו והוא מלשון</text:p>
            <text:p text:style-name="P235"><text:s text:c="3"/>וקדשתם היום: <text:s text:c="2"/></text:p>
            <text:p text:style-name="P234"/>
            <text:p text:style-name="P215"><text:span text:style-name="T83"><text:s/>(</text:span><text:span text:style-name="T86">כדת משה וישראל</text:span><text:span text:style-name="T83">)</text:span></text:p>
            <text:p text:style-name="P224">כלומר וזה הזמון שתהיה</text:p>
            <text:p text:style-name="P224">מקודש<text:span text:style-name="T150">ת</text:span> לי יהיה כדת</text:p>
          </table:table-cell>
        </table:table-row>
      </table:table>
      <text:p text:style-name="P224">משה וישראל. כדת משה בזמן שהאישה טהורה ולא בזמן</text:p>
      <text:p text:style-name="P224">שהיא נדה. וישראל ר"ל וכדת שהנהיגו בנות ישראל שאילו</text:p>
      <text:p text:style-name="P224">רואות טפת דם כחרדל יושב’עליו שבעה ימי’ נקיים (אבודרה’):</text:p>
      <text:p text:style-name="P215"/>
      <text:p text:style-name="P257"><text:span text:style-name="T81">כתב</text:span><text:span text:style-name="T1"> </text:span><text:span text:style-name="T56">השל"ה מי שעולה לגדולה או למעל’ אז מתגר’ בו השטן</text:span></text:p>
      <text:p text:style-name="P225">ע"כ תקנו לשבור הכוס בשעת החופה כדי לתת למדת הדין</text:p>
      <text:p text:style-name="P225">חלקה. ועל ידי כן ועולתה קפצה פיה ע"כ. והרוקח כתב</text:p>
      <text:p text:style-name="P225">הטעם לפי שנאמר עבדו את ה’ ביראה וגלו ברעדה. במקום</text:p>
      <text:p text:style-name="P225">גלה שם תהא רעדה. והוא ממאי דאי’ בברכות דף למ"ד</text:p>
      <text:p text:style-name="P225">מר בריה דרבינא עביד הילולא לבריה. חזנהו לרבנן דהוי קא</text:p>
      <text:p text:style-name="P225">בדחי טובא. אייתי כסא דמוקרא בת ד’ מאה זוזי ותבר</text:p>
      <text:p text:style-name="P225">קמייהו ואעציבא. והיינו דאמר רבי יוחנן התם משום רשב"י</text:p>
      <text:p text:style-name="P225">אסור לאדם שימלא שחוק פיו בעולם הזה. וכתבו התוס’ שם</text:p>
      <text:p text:style-name="P225">בד"ה אייתי מכאן נהגו לשבור זכוכית בנישואין עכ"ל. ובעל</text:p>
      <text:p text:style-name="P225">שולחן ארבע מוסיף ואומ’ אין לך שמחה גדולה כשמחת התורה</text:p>
      <text:p text:style-name="P225">לישראל בהר סיני במעמד הקדוש שכתוב עליו כמחולת המחנים</text:p>
      <text:p text:style-name="P225">(ודמיון מ"ת לקדושין כדאי <text:s/>בויקרא פ"ב ובכמה מדרשים ובזוהר)</text:p>
      <text:p text:style-name="P226">וכבר ידעת כי שם נשתברו הלוחות. כן בקידושין דהכא יש</text:p>
      <text:p text:style-name="P226">שברון זכוכית. וכמ"ש הרמ"א בהלכות ט"ב סימן תק"ס. ועוד</text:p>
      <text:p text:style-name="P226">נרמז בזה זכרון ליום המיתה. כי שבירת הכלי הוא מיתת</text:p>
      <text:p text:style-name="P226">הכלי. וכ"כ הרש"א בחא"ג וז"ל כסא דמוקרא כו’ פירשו בו</text:p>
      <text:p text:style-name="P226">הרמז שהוא כלי חשוב מאד ועיקר יצירתו ועשייתו מעפר</text:p>
      <text:p text:style-name="P226">ושבירתו זו היא מיתתו. כ האדם נוצר מעפר ועומד למיתה</text:p>
      <text:p text:style-name="P226">תמיד לשוב להיות עפר עכ"ל. ובזה נמי ניחא דשוברים זכוכית</text:p>
      <text:p text:style-name="P226">דוקא כמי שברי זכוכית ניתנו להעשות כלי חדשה. כן כשימות</text:p>
      <text:p text:style-name="P226">האדם יקום שנית לתחיה כדאי’ בזוהר פרשה וישלח ישראל</text:p>
      <text:p text:style-name="P226">אע"כ דמיתין יתהדרון ויתקיימין כמלקדמין והא איתמר כחמר</text:p>
      <text:p text:style-name="P226">ביד היוצר וכן אתם בידי בית ישראל כו’ אלא דא חמר דהאי</text:p>
      <text:p text:style-name="P227">זכוכית <text:s text:c="3"/></text:p>
      <text:p text:style-name="P253"><text:soft-page-break/>) <text:span text:style-name="T151">16 </text:span>(</text:p>
      <text:p text:style-name="P198"/>
      <text:p text:style-name="P214">זכוכית דאע"ג דאתבר אתתקן ואית ליה תקנה כמלקדמין.</text:p>
      <text:p text:style-name="P214">מתי ישראל כו’ יהיו חיין להון ויתקיימין בעלמא. וכן אמרו</text:p>
      <text:p text:style-name="P214">חזל בב"ר א"ר יוסי בן חלפתא לההוא מינאי על שהכחיש</text:p>
      <text:p text:style-name="P214">התחיה ואמר אית חספין מתדבקין לא כך כתיב ככלי יוצר</text:p>
      <text:p text:style-name="P214">תנפצם. א"ל כלי חרש ברייתו מן המים והכשרו באור. כלי</text:p>
      <text:p text:style-name="P214">זכוכית ברייתו מן האור והכשירו באור. זה נשבר ויש לו תקנה</text:p>
      <text:p text:style-name="P214">וזה נשבר ואין לו תקנה. א"ל ע"י שנעשו בנפיחה. ח"ל</text:p>
      <text:p text:style-name="P214">ישמעו אזניך מה שפיך מדבר. אם מה שנעשו בנפיחה של ב"ו</text:p>
      <text:p text:style-name="P214">יש לו תקנה בנפיח’ של הקב"ה לא כ"ש ע"כ. וכן אי’</text:p>
      <text:p text:style-name="P214">בסנהדרין דף צ"א ע"ש. ועל דרך זה שמעתי טעם למה בקשרי</text:p>
      <text:p text:style-name="P214">התנאים שוברים כלי חרס ובחופה שוברין כלי זכוכית. הוא</text:p>
      <text:p text:style-name="P214">כמו שכלי חרס אם נשבר אין לו תקנה כך לשקרי התנאים</text:p>
      <text:p text:style-name="P214">אין תקנה להחרם שקבלו בקשרי התנאים אם קרעו התנאים</text:p>
      <text:p text:style-name="P214">אבל כלי זכוכית אם נשבר יש תקנה כדלעיל כן יש תקנה</text:p>
      <text:p text:style-name="P213">לנשואין בגירושין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V" svg:font-family="'Guttman V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08T21:31:31.143000000</dc:date>
    <meta:editing-duration>P3DT7H46M31S</meta:editing-duration>
    <meta:editing-cycles>127</meta:editing-cycles>
    <meta:generator>LibreOffice/6.0.1.1$Windows_X86_64 LibreOffice_project/60bfb1526849283ce2491346ed2aa51c465abfe6</meta:generator>
    <meta:document-statistic meta:table-count="2" meta:image-count="1" meta:object-count="0" meta:page-count="18" meta:paragraph-count="605" meta:word-count="5040" meta:character-count="26287" meta:non-whitespace-character-count="21505"/>
  </office:meta>
</office:document-meta>
</file>